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E4E00000C689B4B1802.svm"/>
  <manifest:file-entry manifest:media-type="" manifest:full-path="Pictures/2000000700005D20000004DDAB908008.svm"/>
  <manifest:file-entry manifest:media-type="" manifest:full-path="Pictures/2000000700002E9E0000115E125E89FE.svm"/>
  <manifest:file-entry manifest:media-type="" manifest:full-path="Pictures/2000000700005FB500000600A129271E.svm"/>
  <manifest:file-entry manifest:media-type="" manifest:full-path="Pictures/200000070000450B000027E63455CDF7.svm"/>
  <manifest:file-entry manifest:media-type="" manifest:full-path="Pictures/2000000700005ADA00002B4F4295664A.svm"/>
  <manifest:file-entry manifest:media-type="" manifest:full-path="Pictures/2000000700001FBC00000F82FDFE9B17.svm"/>
  <manifest:file-entry manifest:media-type="" manifest:full-path="Pictures/2000000700005B93000004738F7F545B.svm"/>
  <manifest:file-entry manifest:media-type="" manifest:full-path="Pictures/20000007000036FD00002CDCEC3EEE45.svm"/>
  <manifest:file-entry manifest:media-type="" manifest:full-path="Pictures/2000000700005A21000025EFE2731442.svm"/>
  <manifest:file-entry manifest:media-type="" manifest:full-path="Pictures/200000070000217E00000A71B3FE1EFC.svm"/>
  <manifest:file-entry manifest:media-type="" manifest:full-path="Pictures/2000000700005C32000005E53B4D8F57.svm"/>
  <manifest:file-entry manifest:media-type="" manifest:full-path="Pictures/20000007000052B000002F3CF729815E.svm"/>
  <manifest:file-entry manifest:media-type="" manifest:full-path="Pictures/20000007000020DF00000ADB60DAF3AA.svm"/>
  <manifest:file-entry manifest:media-type="" manifest:full-path="Pictures/2000000700005F810000230AC63F7F18.svm"/>
  <manifest:file-entry manifest:media-type="" manifest:full-path="Pictures/2000000700005DF4000030605C5B7862.svm"/>
  <manifest:file-entry manifest:media-type="" manifest:full-path="Pictures/20000007000022D50000123233051F72.svm"/>
  <manifest:file-entry manifest:media-type="" manifest:full-path="Pictures/20000007000055FE0000251CC9DE81C1.svm"/>
  <manifest:file-entry manifest:media-type="" manifest:full-path="Pictures/20000007000021630000060093C28C5B.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682cm" table:align="left"/>
    </style:style>
    <style:style style:name="Table1.A" style:family="table-column">
      <style:table-column-properties style:column-width="11.901cm"/>
    </style:style>
    <style:style style:name="Table1.B" style:family="table-column">
      <style:table-column-properties style:column-width="12.51cm"/>
    </style:style>
    <style:style style:name="Table1.C" style:family="table-column">
      <style:table-column-properties style:column-width="0.272cm"/>
    </style:style>
    <style:style style:name="Table1.A1" style:family="table-cell">
      <style:table-cell-properties style:vertical-align="middle" fo:padding="0.049cm" fo:border="none"/>
    </style:style>
    <style:style style:name="Table2" style:family="table">
      <style:table-properties style:width="11.723cm" table:align="left"/>
    </style:style>
    <style:style style:name="Table2.A" style:family="table-column">
      <style:table-column-properties style:column-width="11.723cm"/>
    </style:style>
    <style:style style:name="Table2.A1" style:family="table-cell">
      <style:table-cell-properties style:vertical-align="middle" fo:padding="0.049cm" fo:border="none"/>
    </style:style>
    <style:style style:name="Table3" style:family="table">
      <style:table-properties style:width="12.358cm" table:align="left"/>
    </style:style>
    <style:style style:name="Table3.A" style:family="table-column">
      <style:table-column-properties style:column-width="12.358cm"/>
    </style:style>
    <style:style style:name="Table3.A1" style:family="table-cell">
      <style:table-cell-properties style:vertical-align="middle" fo:padding="0.049cm" fo:border="none"/>
    </style:style>
    <style:style style:name="Table5" style:family="table">
      <style:table-properties style:width="18.341cm" table:align="left"/>
    </style:style>
    <style:style style:name="Table5.A" style:family="table-column">
      <style:table-column-properties style:column-width="18.341cm"/>
    </style:style>
    <style:style style:name="Table5.A1" style:family="table-cell">
      <style:table-cell-properties style:vertical-align="middle" fo:padding="0.049cm" fo:border="none"/>
    </style:style>
    <style:style style:name="Table6" style:family="table">
      <style:table-properties style:width="18.083cm" table:align="left"/>
    </style:style>
    <style:style style:name="Table6.A" style:family="table-column">
      <style:table-column-properties style:column-width="18.083cm"/>
    </style:style>
    <style:style style:name="Table6.A1" style:family="table-cell">
      <style:table-cell-properties style:vertical-align="middle" fo:padding="0.049cm" fo:border="none"/>
    </style:style>
    <style:style style:name="Table7" style:family="table">
      <style:table-properties style:width="11.488cm" table:align="left"/>
    </style:style>
    <style:style style:name="Table7.A" style:family="table-column">
      <style:table-column-properties style:column-width="5.23cm"/>
    </style:style>
    <style:style style:name="Table7.B" style:family="table-column">
      <style:table-column-properties style:column-width="5.987cm"/>
    </style:style>
    <style:style style:name="Table7.C" style:family="table-column">
      <style:table-column-properties style:column-width="0.272cm"/>
    </style:style>
    <style:style style:name="Table7.A1" style:family="table-cell">
      <style:table-cell-properties style:vertical-align="middle" fo:padding="0.049cm" fo:border="none"/>
    </style:style>
    <style:style style:name="Table8" style:family="table">
      <style:table-properties style:width="5.052cm" table:align="left"/>
    </style:style>
    <style:style style:name="Table8.A" style:family="table-column">
      <style:table-column-properties style:column-width="5.052cm"/>
    </style:style>
    <style:style style:name="Table8.A1" style:family="table-cell">
      <style:table-cell-properties style:vertical-align="middle" fo:padding="0.049cm" fo:border="none"/>
    </style:style>
    <style:style style:name="Table9" style:family="table">
      <style:table-properties style:width="5.835cm" table:align="left"/>
    </style:style>
    <style:style style:name="Table9.A" style:family="table-column">
      <style:table-column-properties style:column-width="5.835cm"/>
    </style:style>
    <style:style style:name="Table9.A1" style:family="table-cell">
      <style:table-cell-properties style:vertical-align="middle" fo:padding="0.049cm" fo:border="none"/>
    </style:style>
    <style:style style:name="Table10" style:family="table">
      <style:table-properties style:width="15.367cm" table:align="left"/>
    </style:style>
    <style:style style:name="Table10.A" style:family="table-column">
      <style:table-column-properties style:column-width="15.367cm"/>
    </style:style>
    <style:style style:name="Table10.A1" style:family="table-cell">
      <style:table-cell-properties style:vertical-align="middle" fo:padding="0.049cm" fo:border="none"/>
    </style:style>
    <style:style style:name="Table11" style:family="table">
      <style:table-properties style:width="15.109cm" table:align="left"/>
    </style:style>
    <style:style style:name="Table11.A" style:family="table-column">
      <style:table-column-properties style:column-width="15.109cm"/>
    </style:style>
    <style:style style:name="Table11.A1" style:family="table-cell">
      <style:table-cell-properties style:vertical-align="middle" fo:padding="0.049cm" fo:border="none"/>
    </style:style>
    <style:style style:name="Table12" style:family="table">
      <style:table-properties style:width="17.274cm" table:align="left"/>
    </style:style>
    <style:style style:name="Table12.A" style:family="table-column">
      <style:table-column-properties style:column-width="8.303cm"/>
    </style:style>
    <style:style style:name="Table12.B" style:family="table-column">
      <style:table-column-properties style:column-width="8.7cm"/>
    </style:style>
    <style:style style:name="Table12.C" style:family="table-column">
      <style:table-column-properties style:column-width="0.272cm"/>
    </style:style>
    <style:style style:name="Table12.A1" style:family="table-cell">
      <style:table-cell-properties style:vertical-align="middle" fo:padding="0.049cm" fo:border="none"/>
    </style:style>
    <style:style style:name="Table13" style:family="table">
      <style:table-properties style:width="8.124cm" table:align="left"/>
    </style:style>
    <style:style style:name="Table13.A" style:family="table-column">
      <style:table-column-properties style:column-width="8.124cm"/>
    </style:style>
    <style:style style:name="Table13.A1" style:family="table-cell">
      <style:table-cell-properties style:vertical-align="middle" fo:padding="0.049cm" fo:border="none"/>
    </style:style>
    <style:style style:name="Table14" style:family="table">
      <style:table-properties style:width="8.548cm" table:align="left"/>
    </style:style>
    <style:style style:name="Table14.A" style:family="table-column">
      <style:table-column-properties style:column-width="8.548cm"/>
    </style:style>
    <style:style style:name="Table14.A1" style:family="table-cell">
      <style:table-cell-properties style:vertical-align="middle" fo:padding="0.049cm" fo:border="none"/>
    </style:style>
    <style:style style:name="Table15" style:family="table">
      <style:table-properties style:width="15.367cm" table:align="left"/>
    </style:style>
    <style:style style:name="Table15.A" style:family="table-column">
      <style:table-column-properties style:column-width="15.367cm"/>
    </style:style>
    <style:style style:name="Table15.A1" style:family="table-cell">
      <style:table-cell-properties style:vertical-align="middle" fo:padding="0.049cm" fo:border="none"/>
    </style:style>
    <style:style style:name="Table16" style:family="table">
      <style:table-properties style:width="15.109cm" table:align="left"/>
    </style:style>
    <style:style style:name="Table16.A" style:family="table-column">
      <style:table-column-properties style:column-width="15.109cm"/>
    </style:style>
    <style:style style:name="Table16.A1" style:family="table-cell">
      <style:table-cell-properties style:vertical-align="middle" fo:padding="0.049cm" fo:border="none"/>
    </style:style>
    <style:style style:name="Table17" style:family="table">
      <style:table-properties style:width="12.358cm" table:align="left"/>
    </style:style>
    <style:style style:name="Table17.A" style:family="table-column">
      <style:table-column-properties style:column-width="12.358cm"/>
    </style:style>
    <style:style style:name="Table17.A1" style:family="table-cell">
      <style:table-cell-properties style:vertical-align="middle" fo:padding="0.049cm" fo:border="none"/>
    </style:style>
    <style:style style:name="Table18" style:family="table">
      <style:table-properties style:width="9.514cm" table:align="left"/>
    </style:style>
    <style:style style:name="Table18.A" style:family="table-column">
      <style:table-column-properties style:column-width="9.514cm"/>
    </style:style>
    <style:style style:name="Table18.A1" style:family="table-cell">
      <style:table-cell-properties style:vertical-align="middle" fo:padding="0.049cm" fo:border="none"/>
    </style:style>
    <style:style style:name="Table19" style:family="table">
      <style:table-properties style:width="9.257cm" table:align="left"/>
    </style:style>
    <style:style style:name="Table19.A" style:family="table-column">
      <style:table-column-properties style:column-width="1.462cm"/>
    </style:style>
    <style:style style:name="Table19.B" style:family="table-column">
      <style:table-column-properties style:column-width="2.977cm"/>
    </style:style>
    <style:style style:name="Table19.C" style:family="table-column">
      <style:table-column-properties style:column-width="4.817cm"/>
    </style:style>
    <style:style style:name="Table19.A1" style:family="table-cell">
      <style:table-cell-properties style:vertical-align="middle" fo:padding="0.049cm" fo:border="none"/>
    </style:style>
    <style:style style:name="Table20" style:family="table">
      <style:table-properties style:width="10.664cm" table:align="left"/>
    </style:style>
    <style:style style:name="Table20.A" style:family="table-column">
      <style:table-column-properties style:column-width="10.664cm"/>
    </style:style>
    <style:style style:name="Table20.A1" style:family="table-cell">
      <style:table-cell-properties style:vertical-align="middle" fo:padding="0.049cm" fo:border="none"/>
    </style:style>
    <style:style style:name="Table21" style:family="table">
      <style:table-properties style:width="9.887cm" table:align="left"/>
    </style:style>
    <style:style style:name="Table21.A" style:family="table-column">
      <style:table-column-properties style:column-width="9.887cm"/>
    </style:style>
    <style:style style:name="Table21.A1" style:family="table-cell">
      <style:table-cell-properties style:vertical-align="middle" fo:padding="0.049cm" fo:border="none"/>
    </style:style>
    <style:style style:name="Table22" style:family="table">
      <style:table-properties style:width="9.629cm" table:align="left"/>
    </style:style>
    <style:style style:name="Table22.A" style:family="table-column">
      <style:table-column-properties style:column-width="1.584cm"/>
    </style:style>
    <style:style style:name="Table22.B" style:family="table-column">
      <style:table-column-properties style:column-width="2.977cm"/>
    </style:style>
    <style:style style:name="Table22.C" style:family="table-column">
      <style:table-column-properties style:column-width="5.068cm"/>
    </style:style>
    <style:style style:name="Table22.A1" style:family="table-cell">
      <style:table-cell-properties style:vertical-align="middle" fo:padding="0.049cm" fo:border="none"/>
    </style:style>
    <style:style style:name="Table23" style:family="table">
      <style:table-properties style:width="11.299cm" table:align="left"/>
    </style:style>
    <style:style style:name="Table23.A" style:family="table-column">
      <style:table-column-properties style:column-width="11.299cm"/>
    </style:style>
    <style:style style:name="Table23.A1" style:family="table-cell">
      <style:table-cell-properties style:vertical-align="middle" fo:padding="0.049cm" fo:border="none"/>
    </style:style>
    <style:style style:name="Table24" style:family="table">
      <style:table-properties style:width="7.32cm" table:align="left"/>
    </style:style>
    <style:style style:name="Table24.A" style:family="table-column">
      <style:table-column-properties style:column-width="7.32cm"/>
    </style:style>
    <style:style style:name="Table24.A1" style:family="table-cell">
      <style:table-cell-properties style:vertical-align="middle" fo:padding="0.049cm" fo:border="none"/>
    </style:style>
    <style:style style:name="Table25" style:family="table">
      <style:table-properties style:width="8.315cm" table:align="left"/>
    </style:style>
    <style:style style:name="Table25.A" style:family="table-column">
      <style:table-column-properties style:column-width="8.315cm"/>
    </style:style>
    <style:style style:name="Table25.A1" style:family="table-cell">
      <style:table-cell-properties style:vertical-align="middle" fo:padding="0.049cm" fo:border="none"/>
    </style:style>
    <style:style style:name="Table26" style:family="table">
      <style:table-properties style:width="10.834cm" table:align="left"/>
    </style:style>
    <style:style style:name="Table26.A" style:family="table-column">
      <style:table-column-properties style:column-width="10.834cm"/>
    </style:style>
    <style:style style:name="Table26.A1" style:family="table-cell">
      <style:table-cell-properties style:vertical-align="middle" fo:padding="0.049cm" fo:border="none"/>
    </style:style>
    <style:style style:name="Table27" style:family="table">
      <style:table-properties style:width="11.088cm" table:align="left"/>
    </style:style>
    <style:style style:name="Table27.A" style:family="table-column">
      <style:table-column-properties style:column-width="11.088cm"/>
    </style:style>
    <style:style style:name="Table27.A1" style:family="table-cell">
      <style:table-cell-properties style:vertical-align="middle" fo:padding="0.049cm" fo:border="none"/>
    </style:style>
    <style:style style:name="Table28" style:family="table">
      <style:table-properties style:width="11.723cm" table:align="left"/>
    </style:style>
    <style:style style:name="Table28.A" style:family="table-column">
      <style:table-column-properties style:column-width="11.723cm"/>
    </style:style>
    <style:style style:name="Table28.A1" style:family="table-cell">
      <style:table-cell-properties style:vertical-align="middle" fo:padding="0.049cm" fo:border="none"/>
    </style:style>
    <style:style style:name="P1" style:family="paragraph" style:parent-style-name="Text_20_body">
      <style:text-properties fo:background-color="#ffff00"/>
    </style:style>
    <style:style style:name="P2" style:family="paragraph" style:parent-style-name="Text_20_body">
      <style:paragraph-properties fo:margin-top="0cm" fo:margin-bottom="0cm"/>
    </style:style>
    <style:style style:name="P3" style:family="paragraph" style:parent-style-name="Standard">
      <style:text-properties fo:font-weight="bold" style:font-weight-asian="bold" style:font-weight-complex="bold"/>
    </style:style>
    <style:style style:name="P4" style:family="paragraph" style:parent-style-name="Preformatted_20_Text">
      <style:text-properties fo:font-weight="bold"/>
    </style:style>
    <style:style style:name="P5" style:family="paragraph" style:parent-style-name="Preformatted_20_Text">
      <style:text-properties fo:background-color="#ffff00"/>
    </style:style>
    <style:style style:name="P6" style:family="paragraph" style:parent-style-name="Preformatted_20_Text">
      <style:paragraph-properties fo:margin-top="0cm" fo:margin-bottom="0.499cm"/>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8">
      <style:text-properties fo:background-color="#ffff00"/>
    </style:style>
    <style:style style:name="P25" style:family="paragraph" style:parent-style-name="Text_20_body" style:list-style-name="L1">
      <style:paragraph-properties fo:margin-top="0cm" fo:margin-bottom="0cm"/>
    </style:style>
    <style:style style:name="P26" style:family="paragraph" style:parent-style-name="Text_20_body" style:list-style-name="L2">
      <style:paragraph-properties fo:margin-top="0cm" fo:margin-bottom="0cm"/>
    </style:style>
    <style:style style:name="P27" style:family="paragraph" style:parent-style-name="Text_20_body" style:list-style-name="L3">
      <style:paragraph-properties fo:margin-top="0cm" fo:margin-bottom="0cm"/>
    </style:style>
    <style:style style:name="P28" style:family="paragraph" style:parent-style-name="Text_20_body" style:list-style-name="L4">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8">
      <style:paragraph-properties fo:margin-top="0cm" fo:margin-bottom="0cm"/>
    </style:style>
    <style:style style:name="P31" style:family="paragraph" style:parent-style-name="Text_20_body" style:list-style-name="L9">
      <style:paragraph-properties fo:margin-top="0cm" fo:margin-bottom="0cm"/>
    </style:style>
    <style:style style:name="P32" style:family="paragraph" style:parent-style-name="Text_20_body" style:list-style-name="L10">
      <style:paragraph-properties fo:margin-top="0cm" fo:margin-bottom="0cm"/>
    </style:style>
    <style:style style:name="P33" style:family="paragraph" style:parent-style-name="Text_20_body" style:list-style-name="L11">
      <style:paragraph-properties fo:margin-top="0cm" fo:margin-bottom="0cm"/>
    </style:style>
    <style:style style:name="P34" style:family="paragraph" style:parent-style-name="Text_20_body" style:list-style-name="L12">
      <style:paragraph-properties fo:margin-top="0cm" fo:margin-bottom="0cm"/>
    </style:style>
    <style:style style:name="P35" style:family="paragraph" style:parent-style-name="Text_20_body" style:list-style-name="L13">
      <style:paragraph-properties fo:margin-top="0cm" fo:margin-bottom="0cm"/>
    </style:style>
    <style:style style:name="P36" style:family="paragraph" style:parent-style-name="Text_20_body" style:list-style-name="L14">
      <style:paragraph-properties fo:margin-top="0cm" fo:margin-bottom="0cm"/>
    </style:style>
    <style:style style:name="P37" style:family="paragraph" style:parent-style-name="Text_20_body" style:list-style-name="L15">
      <style:paragraph-properties fo:margin-top="0cm" fo:margin-bottom="0cm"/>
    </style:style>
    <style:style style:name="P38" style:family="paragraph" style:parent-style-name="Text_20_body" style:list-style-name="L16">
      <style:paragraph-properties fo:margin-top="0cm" fo:margin-bottom="0cm"/>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background-color="#ffff00"/>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style style:name="T7"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ing Automatically Using doctest</text:h>
      <text:p text:style-name="Text_20_body">As part of the Function Design Recipe, we include one or two example calls on the function in the docstring. For example, consider the function <text:span text:style-name="Source_20_Text">collect_vowels:</text:span> </text:p>
      <text:p text:style-name="Preformatted_20_Text">def collect_vowels(s):</text:p>
      <text:p text:style-name="Preformatted_20_Text"><text:s text:c="4"/>""" (str) -&gt; str</text:p>
      <text:p text:style-name="Preformatted_20_Text"/>
      <text:p text:style-name="Preformatted_20_Text"><text:s text:c="4"/>Return the vowels (a, e, i, o, and u) from s.</text:p>
      <text:p text:style-name="Preformatted_20_Text"><text:s text:c="4"/></text:p>
      <text:p text:style-name="Preformatted_20_Text"><text:s text:c="4"/>&gt;&gt;&gt; collect_vowels('Happy Anniversary!')</text:p>
      <text:p text:style-name="Preformatted_20_Text"><text:s text:c="4"/>'aAiea'</text:p>
      <text:p text:style-name="Preformatted_20_Text"><text:s text:c="4"/>&gt;&gt;&gt; collect_vowels('xyz')</text:p>
      <text:p text:style-name="Preformatted_20_Text"><text:s text:c="4"/>''</text:p>
      <text:p text:style-name="Preformatted_20_Text"><text:s text:c="4"/>"""</text:p>
      <text:p text:style-name="Preformatted_20_Text"><text:s text:c="4"/></text:p>
      <text:p text:style-name="Preformatted_20_Text"><text:s text:c="4"/>vowels = ''</text:p>
      <text:p text:style-name="Preformatted_20_Text"><text:s text:c="4"/>for char in s:</text:p>
      <text:p text:style-name="Preformatted_20_Text"><text:s text:c="8"/>if char in 'aeiouAEIOU':</text:p>
      <text:p text:style-name="Preformatted_20_Text"><text:s text:c="12"/>vowels = vowels + char</text:p>
      <text:p text:style-name="P6"><text:s text:c="4"/>return vowels</text:p>
      <text:p text:style-name="Text_20_body"/>
      <text:p text:style-name="Text_20_body">The function above has two examples calls in its docstring. You can execute those calls one at a time in the Python shell:</text:p>
      <text:p text:style-name="Preformatted_20_Text">&gt;&gt;&gt; collect_vowels('Happy Anniversary!')</text:p>
      <text:p text:style-name="Preformatted_20_Text">'aAiea'</text:p>
      <text:p text:style-name="Preformatted_20_Text">&gt;&gt;&gt; collect_vowels('xyz')</text:p>
      <text:p text:style-name="P6">''</text:p>
      <text:h text:style-name="Heading_20_2" text:outline-level="2">Using <text:span text:style-name="Source_20_Text">doctest</text:span> </text:h>
      <text:p text:style-name="Text_20_body">Using <text:span text:style-name="Source_20_Text">doctest</text:span>, you can run all of the tests from the docstring at once. After running the module containing <text:span text:style-name="Source_20_Text">collect_vowels</text:span>, in the Python shell, import the <text:span text:style-name="Source_20_Text">doctest</text:span> module, then call <text:span text:style-name="Source_20_Text">doctest.testmod()</text:span>: </text:p>
      <text:p text:style-name="Preformatted_20_Text">&gt;&gt;&gt; import doctest</text:p>
      <text:p text:style-name="Preformatted_20_Text">&gt;&gt;&gt; doctest.testmod()</text:p>
      <text:p text:style-name="P6">TestResults(failed=0, attempted=2)</text:p>
      <text:p text:style-name="Text_20_body"/>
      <text:p text:style-name="Text_20_body">The number of tests that failed and the number of tests that were attempted are reported. In this case, 2 tests were attempted, and 0 failed. <text:span text:style-name="Source_20_Text">doctest.testmod()</text:span> automatically compares the actual value returned by the function call with the value we expect to be returned. </text:p>
      <text:h text:style-name="Heading_20_2" text:outline-level="2">More Examples </text:h>
      <text:p text:style-name="Text_20_body">Consider this code: </text:p>
      <text:p text:style-name="Preformatted_20_Text">def get_divisors(num, possible_divisors):</text:p>
      <text:p text:style-name="Preformatted_20_Text"><text:s text:c="4"/>""" (int, list of int) -&gt; list of int</text:p>
      <text:p text:style-name="Preformatted_20_Text"><text:s text:c="4"/></text:p>
      <text:p text:style-name="Preformatted_20_Text"><text:s text:c="4"/>Return a list of the values from possible_divisors</text:p>
      <text:p text:style-name="Preformatted_20_Text"><text:s text:c="4"/>that are divisors of num.</text:p>
      <text:p text:style-name="Preformatted_20_Text"><text:s text:c="4"/></text:p>
      <text:p text:style-name="Preformatted_20_Text"><text:soft-page-break/><text:s text:c="4"/>&gt;&gt;&gt; get_divisors(8, [1, 2, 3])</text:p>
      <text:p text:style-name="Preformatted_20_Text"><text:s text:c="4"/>[1, 2]</text:p>
      <text:p text:style-name="Preformatted_20_Text"><text:s text:c="4"/>&gt;&gt;&gt; get_divisors(4, [-2, 0, 2])</text:p>
      <text:p text:style-name="Preformatted_20_Text"><text:s text:c="4"/>[2]</text:p>
      <text:p text:style-name="Preformatted_20_Text"><text:s text:c="4"/>"""</text:p>
      <text:p text:style-name="Preformatted_20_Text"/>
      <text:p text:style-name="Preformatted_20_Text"><text:s text:c="4"/>divisors = []</text:p>
      <text:p text:style-name="Preformatted_20_Text"/>
      <text:p text:style-name="Preformatted_20_Text"><text:s text:c="4"/>for item in possible_divisors:</text:p>
      <text:p text:style-name="Preformatted_20_Text"><text:s text:c="8"/>if item != 0 and num % item == 0:</text:p>
      <text:p text:style-name="Preformatted_20_Text"><text:s text:c="12"/>divisors.append(item)</text:p>
      <text:p text:style-name="Preformatted_20_Text"/>
      <text:p text:style-name="P6"><text:s text:c="4"/>return divisors</text:p>
      <text:p text:style-name="Text_20_body"/>
      <text:p text:style-name="Text_20_body">The above function, <text:span text:style-name="Source_20_Text">get_divisors</text:span> has a <text:span text:style-name="Source_20_Text">docstring</text:span> with two examples calls. After loading the module that contains the above function, we will test it by executing the following: </text:p>
      <text:p text:style-name="Preformatted_20_Text">&gt;&gt;&gt; import doctest</text:p>
      <text:p text:style-name="Preformatted_20_Text">&gt;&gt;&gt; doctest.testmod()</text:p>
      <text:p text:style-name="Preformatted_20_Text">**********************************************************************</text:p>
      <text:p text:style-name="Preformatted_20_Text">File "__main__", line 7, in __main__.get_divisors</text:p>
      <text:p text:style-name="Preformatted_20_Text">Failed example:</text:p>
      <text:p text:style-name="Preformatted_20_Text"><text:s text:c="4"/>get_divisors(4, [-2, 0, 2])</text:p>
      <text:p text:style-name="Preformatted_20_Text"/>
      <text:p text:style-name="Preformatted_20_Text">Exception raised:</text:p>
      <text:p text:style-name="Preformatted_20_Text"><text:s text:c="4"/>Traceback (most recent call last):</text:p>
      <text:p text:style-name="Preformatted_20_Text"><text:s text:c="6"/>File "/local/packages/python-2.7/lib/python2.7/doctest.py", line 1254, in __run</text:p>
      <text:p text:style-name="Preformatted_20_Text"><text:s text:c="8"/>compileflags, 1) in test.globs</text:p>
      <text:p text:style-name="Preformatted_20_Text"><text:s text:c="6"/>File "", line 1, in </text:p>
      <text:p text:style-name="Preformatted_20_Text"><text:s text:c="8"/>get_divisors(4, [-2, 0, 2])</text:p>
      <text:p text:style-name="Preformatted_20_Text"><text:s text:c="6"/>File "", <text:span text:style-name="T4">line 12,</text:span> in get_divisors</text:p>
      <text:p text:style-name="Preformatted_20_Text"><text:s text:c="4"/><text:span text:style-name="T4">ZeroDivisionError</text:span>: integer division or modulo by zero</text:p>
      <text:p text:style-name="Preformatted_20_Text">**********************************************************************</text:p>
      <text:p text:style-name="Preformatted_20_Text">1 items had failures:</text:p>
      <text:p text:style-name="Preformatted_20_Text"><text:s text:c="3"/>1 of <text:s text:c="2"/>2 in __main__.get_divisors</text:p>
      <text:p text:style-name="Preformatted_20_Text">***Test Failed*** 1 failures.</text:p>
      <text:p text:style-name="P6">TestResults(failed=1, attempted=2)</text:p>
      <text:p text:style-name="Text_20_body"/>
      <text:p text:style-name="Text_20_body">From the report above, we see that 2 tests were attempted, but one failed. The failure was due to a <text:span text:style-name="Source_20_Text">ZeroDivisionError</text:span>. Looking at the error report further, <text:span text:style-name="T4">we find out that the error happened at line 12 (</text:span><text:span text:style-name="Source_20_Text"><text:span text:style-name="T4">if num % item == 0:</text:span></text:span><text:span text:style-name="T4">). </text:span></text:p>
      <text:p text:style-name="Text_20_body">For one of the function calls, when line 12 is executed, <text:span text:style-name="Source_20_Text">item</text:span> refers to <text:span text:style-name="Source_20_Text">0</text:span>. To prevent this division by zero, we<text:span text:style-name="T4"> add another condition to the </text:span><text:span text:style-name="Source_20_Text"><text:span text:style-name="T4">if</text:span></text:span><text:span text:style-name="T4"> statement: </text:span><text:span text:style-name="Source_20_Text">if item != 0 and num % item == 0:</text:span> </text:p>
      <text:p text:style-name="Text_20_body">Now, the error is avoided. This is true because of <text:span text:style-name="Emphasis">lazy evaluation</text:span> (if the first operand in an <text:span text:style-name="Source_20_Text">and</text:span> expression is <text:span text:style-name="Source_20_Text">False</text:span>, the <text:span text:style-name="Source_20_Text">and</text:span> expression evaluates to <text:span text:style-name="Source_20_Text">False</text:span>, and the second operand is not evaluated). Now, if we run <text:span text:style-name="Source_20_Text">doctest.testmod()</text:span> again, we get the following report: </text:p>
      <text:p text:style-name="Preformatted_20_Text">&gt;&gt;&gt; doctest.testmod()</text:p>
      <text:p text:style-name="Preformatted_20_Text">**********************************************************************</text:p>
      <text:p text:style-name="Preformatted_20_Text">File "__main__", line 7, in __main__.get_divisors</text:p>
      <text:p text:style-name="Preformatted_20_Text">Failed example:</text:p>
      <text:p text:style-name="Preformatted_20_Text"><text:s text:c="4"/>get_divisors(4, [-2, 0, 2])</text:p>
      <text:p text:style-name="Preformatted_20_Text">Expected:</text:p>
      <text:p text:style-name="Preformatted_20_Text"><text:s text:c="4"/>[2]</text:p>
      <text:p text:style-name="Preformatted_20_Text"><text:soft-page-break/>Got:</text:p>
      <text:p text:style-name="Preformatted_20_Text"><text:s text:c="4"/>[-2, 2]</text:p>
      <text:p text:style-name="Preformatted_20_Text">**********************************************************************</text:p>
      <text:p text:style-name="Preformatted_20_Text">1 items had failures:</text:p>
      <text:p text:style-name="Preformatted_20_Text"><text:s text:c="3"/>1 of <text:s text:c="2"/>2 in __main__.get_divisors</text:p>
      <text:p text:style-name="Preformatted_20_Text">***Test Failed*** 1 failures.</text:p>
      <text:p text:style-name="P6">TestResults(failed=1, attempted=2)</text:p>
      <text:p text:style-name="Text_20_body"/>
      <text:p text:style-name="Text_20_body">An error still occurs, but it is different from the previous one. For the function call <text:span text:style-name="Source_20_Text">get_divisors(4,[-2,0,2])</text:span> we expect <text:span text:style-name="Source_20_Text">[2]</text:span> to be returned, but <text:span text:style-name="Source_20_Text">[-2,2]</text:span> is actually returned. </text:p>
      <text:p text:style-name="Text_20_body"><text:span text:style-name="T4">In this case, there is no problem with our function definition, but rather, with our test case.</text:span> <text:span text:style-name="Source_20_Text">-2</text:span> is in fact a divisor of <text:span text:style-name="Source_20_Text">8</text:span>, and should have been included in our returned value. So, if we change the <text:span text:style-name="Source_20_Text">docstring</text:span> to include <text:span text:style-name="Source_20_Text">-2</text:span>, all tests pass. </text:p>
      <text:h text:style-name="Heading_20_2" text:outline-level="2">Automatically run <text:span text:style-name="Source_20_Text">doctest</text:span> </text:h>
      <text:p text:style-name="Text_20_body">It is also possible to <text:span text:style-name="T4">automate the running of doctest when loading a module into Python, by including the following code at the end of the module</text:span>:</text:p>
      <text:p text:style-name="Preformatted_20_Text">import doctest</text:p>
      <text:p text:style-name="P6">doctest.testmod()</text:p>
      <text:p text:style-name="Text_20_body"><text:line-break/>In this case, every time you run the module, the doctest is also executed, and <text:span text:style-name="T4">if there are no errors, then nothing will be reported to the console output.</text:span> </text:p>
      <text:h text:style-name="Heading_20_1" text:outline-level="1">Writing a '__main__' program</text:h>
      <text:p text:style-name="Text_20_body">When a module is imported, the code in it is executed. For instance, consider the module <text:span text:style-name="Source_20_Text">palindrome_v1</text:span>, which contains two function definitions, followed be 5 lines of code that prompts the user for input, calls <text:span text:style-name="Source_20_Text">is_palindrome_v1</text:span>, and prints the result: </text:p>
      <text:p text:style-name="Preformatted_20_Text">def is_palindrome_v1(s):</text:p>
      <text:p text:style-name="Preformatted_20_Text"><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_v1('noon')</text:p>
      <text:p text:style-name="Preformatted_20_Text"><text:s text:c="4"/>True</text:p>
      <text:p text:style-name="Preformatted_20_Text"><text:s text:c="4"/>&gt;&gt;&gt; is_palindrome_v1('racecar')</text:p>
      <text:p text:style-name="Preformatted_20_Text"><text:s text:c="4"/>True</text:p>
      <text:p text:style-name="Preformatted_20_Text"><text:s text:c="4"/>&gt;&gt;&gt; is_palindrome_v1('dented')</text:p>
      <text:p text:style-name="Preformatted_20_Text"><text:s text:c="4"/>False</text:p>
      <text:p text:style-name="Preformatted_20_Text"><text:s text:c="4"/>"""</text:p>
      <text:p text:style-name="Preformatted_20_Text"/>
      <text:p text:style-name="Preformatted_20_Text"><text:s text:c="4"/>return reverse(s) == s</text:p>
      <text:p text:style-name="Preformatted_20_Text"/>
      <text:p text:style-name="Preformatted_20_Text"/>
      <text:p text:style-name="Preformatted_20_Text">def reverse(s):</text:p>
      <text:p text:style-name="Preformatted_20_Text"><text:s text:c="4"/>""" (str) -&gt; str</text:p>
      <text:p text:style-name="Preformatted_20_Text"/>
      <text:p text:style-name="Preformatted_20_Text"><text:s text:c="4"/>Return a reversed version of s.</text:p>
      <text:p text:style-name="Preformatted_20_Text"/>
      <text:p text:style-name="Preformatted_20_Text"><text:s text:c="4"/>&gt;&gt;&gt; reverse('hello')</text:p>
      <text:p text:style-name="Preformatted_20_Text"><text:s text:c="4"/>'olleh'</text:p>
      <text:p text:style-name="Preformatted_20_Text"><text:soft-page-break/><text:s text:c="4"/>&gt;&gt;&gt; reverse('a')</text:p>
      <text:p text:style-name="Preformatted_20_Text"><text:s text:c="4"/>'a'</text:p>
      <text:p text:style-name="Preformatted_20_Text"><text:s text:c="4"/>"""</text:p>
      <text:p text:style-name="Preformatted_20_Text"/>
      <text:p text:style-name="Preformatted_20_Text"><text:s text:c="4"/>rev = ''</text:p>
      <text:p text:style-name="Preformatted_20_Text"/>
      <text:p text:style-name="Preformatted_20_Text"><text:s text:c="4"/># For each character in s, add that char to the beginning of rev.</text:p>
      <text:p text:style-name="Preformatted_20_Text"><text:s text:c="4"/>for ch in s:</text:p>
      <text:p text:style-name="Preformatted_20_Text"><text:s text:c="8"/>rev = ch + rev</text:p>
      <text:p text:style-name="Preformatted_20_Text"/>
      <text:p text:style-name="Preformatted_20_Text"><text:s text:c="4"/>return rev</text:p>
      <text:p text:style-name="Preformatted_20_Text"/>
      <text:p text:style-name="Preformatted_20_Text">word = input('Enter a word: ')</text:p>
      <text:p text:style-name="Preformatted_20_Text">if is_palindrome_v1(word):</text:p>
      <text:p text:style-name="Preformatted_20_Text"><text:s text:c="4"/>print(word, 'is a palindrome.')</text:p>
      <text:p text:style-name="Preformatted_20_Text">else:</text:p>
      <text:p text:style-name="Preformatted_20_Text"><text:s text:c="4"/>print(word, 'is not a palindrome.')</text:p>
      <text:p text:style-name="P6"><text:s text:c="24"/></text:p>
      <text:p text:style-name="Text_20_body">Module <text:span text:style-name="Source_20_Text">palindrome_v2</text:span> imports <text:span text:style-name="Source_20_Text">palindrome_v1</text:span>. When <text:span text:style-name="Source_20_Text">palindrome_v1</text:span> is imported by another module, not only are the two function definitions executed, the last 5 lines of <text:span text:style-name="Source_20_Text">palindrome_v1</text:span> are also executed. </text:p>
      <text:h text:style-name="Heading_20_2" text:outline-level="2">Python's <text:span text:style-name="Source_20_Text">__name__</text:span> Variable </text:h>
      <text:p text:style-name="Text_20_body">Every module has a variable named <text:span text:style-name="Source_20_Text">__main__</text:span>. Since this variable is special (it is built in to Python), its name starts and ends with two underscores. If the function call <text:span text:style-name="Source_20_Text">print(I am ', __name__) </text:span>is included in <text:span text:style-name="Source_20_Text">palindrome_v1</text:span>, then when the module is executed, <text:span text:style-name="Source_20_Text">I am __main__</text:span> will be printed. However, if <text:span text:style-name="Source_20_Text">palindrome_v1</text:span> is imported into <text:span text:style-name="Source_20_Text">palindrome_v2</text:span>, then executing <text:span text:style-name="Source_20_Text">palindrome_v2</text:span>, will print <text:span text:style-name="Source_20_Text">I am palindrome_v1</text:span>. </text:p>
      <text:p text:style-name="Text_20_body">In other words, <text:span text:style-name="Source_20_Text">__name__</text:span> will refer to <text:span text:style-name="Source_20_Text">"__main__"</text:span> only if it is referenced inside the module being run. In all other cases, <text:span text:style-name="Source_20_Text">__name__</text:span> will refer a string containing the module name. </text:p>
      <text:p text:style-name="Text_20_body"><draw:frame draw:style-name="fr1" draw:name="graphics1" text:anchor-type="paragraph" svg:x="-0.019cm" svg:y="0.265cm" svg:width="8.574cm" svg:height="2.672cm" draw:z-index="0"><draw:image xlink:href="Pictures/200000070000217E00000A71B3FE1EFC.svm" xlink:type="simple" xlink:show="embed" xlink:actuate="onLoad"/></draw:frame></text:p>
      <text:p text:style-name="Text_20_body"/>
      <text:p text:style-name="Text_20_body">print (__name__) → if this is called on the module being run, the return value will be the str 'main'</text:p>
      <text:p text:style-name="Text_20_body">import animals</text:p>
      <text:p text:style-name="Text_20_body">print (animals.__name__) → this will return the str 'animals'</text:p>
      <text:p text:style-name="Text_20_body"><draw:frame draw:style-name="fr2" draw:name="graphics2" text:anchor-type="paragraph" svg:width="19.662cm" svg:height="2.798cm" draw:z-index="1"><draw:image xlink:href="Pictures/2000000700005FB500000600A129271E.svm" xlink:type="simple" xlink:show="embed" xlink:actuate="onLoad"/></draw:frame></text:p>
      <text:p text:style-name="Text_20_body"/>
      <text:h text:style-name="Heading_20_2" text:outline-level="2"><text:soft-page-break/>Using <text:span text:style-name="Source_20_Text">if __name__ == '__main__':</text:span></text:h>
      <text:p text:style-name="Text_20_body">Since __main__ only ever picks out the module being run, we can use an <text:span text:style-name="Source_20_Text">if</text:span> statement to check whether a module is the main one being executed (as opposed to being imported by another module), and only if it is, run certain lines of code. </text:p>
      <text:p text:style-name="Preformatted_20_Text">if __name__ == __main__:</text:p>
      <text:p text:style-name="Preformatted_20_Text"><text:s text:c="4"/>print('This line is being executed because this is the main module being executed.')</text:p>
      <text:p text:style-name="P6"><text:s text:c="8"/></text:p>
      <text:p text:style-name="Text_20_body">For the code above, if variable <text:span text:style-name="Source_20_Text">__name__</text:span> does not refer to <text:span text:style-name="Source_20_Text">"__main__"</text:span>, then the code in the body of the <text:span text:style-name="Source_20_Text">if</text:span> statement will not be executed. </text:p>
      <text:p text:style-name="Text_20_body"/>
      <text:p text:style-name="Text_20_body"><text:span text:style-name="T4">Use this if statement when you have code that should only be executed when a module is run &amp; not when that module is imported –</text:span> this will keep that code from being executed, since the imported file is not __main__ – it's whatever its real name is. The if statement goes in the file you want to stifle – in effect, it says 'run this part of this file only when this file is actually run, i.e., when its __name__ value is 'main.' '</text:p>
      <text:p text:style-name="Text_20_body"/>
      <text:h text:style-name="Heading_20_1" text:outline-level="1">Creating Your Own Types</text:h>
      <text:h text:style-name="Heading_20_2" text:outline-level="2">Reviewing Python's Modules and Built-in Types </text:h>
      <text:p text:style-name="Standard">Doctest is a testing framework – it's good for documenting functions, but when there are a lot of doctests being run, it can obscure the code inside a function. There are other testing frameworks that don't have this problem – one of them is unittest, but to use this, we need to learn more about creating types. </text:p>
      <text:h text:style-name="Heading_20_3" text:outline-level="3">Importing a module </text:h>
      <text:p text:style-name="Text_20_body">The <text:span text:style-name="Source_20_Text">math</text:span> module contains functions such as <text:span text:style-name="Source_20_Text">math.ceil</text:span>, which returns the smallest integer that is equal than or greater to the function's argument. Importing <text:span text:style-name="Source_20_Text">math</text:span> creates a variable called <text:span text:style-name="Source_20_Text">math</text:span>. This creates a namespace, or a chunk of memory, that holds the information for all the functions and data variables in the <text:span text:style-name="Source_20_Text">math</text:span> module </text:p>
      <text:p text:style-name="Text_20_body"><draw:frame draw:style-name="fr1" draw:name="graphics4" text:anchor-type="paragraph" svg:x="0.007cm" svg:y="-0.069cm" svg:width="17cm" svg:height="8.391cm" draw:z-index="3"><draw:image xlink:href="Pictures/200000070000450B000027E63455CDF7.svm" xlink:type="simple" xlink:show="embed" xlink:actuate="onLoad"/></draw:frame><text:soft-page-break/></text:p>
      <text:p text:style-name="Text_20_body"><draw:frame draw:style-name="fr1" draw:name="graphics3" text:anchor-type="paragraph" svg:x="0.007cm" svg:y="1.693cm" svg:width="10.321cm" svg:height="9.003cm" draw:z-index="2"><draw:image xlink:href="Pictures/20000007000036FD00002CDCEC3EEE45.svm" xlink:type="simple" xlink:show="embed" xlink:actuate="onLoad"/></draw:frame><draw:frame draw:style-name="fr1" draw:name="graphics5" text:anchor-type="paragraph" svg:x="0.007cm" svg:y="0cm" svg:width="8.548cm" svg:height="1.536cm" draw:z-index="4"><draw:image xlink:href="Pictures/20000007000021630000060093C28C5B.svm" xlink:type="simple" xlink:show="embed" xlink:actuate="onLoad"/></draw:frame>→ note that you call math.sqrt to get the squrt function, and then math.pi to get the data for pi</text:p>
      <text:h text:style-name="Heading_20_3" text:outline-level="3">Type <text:span text:style-name="Source_20_Text">str</text:span> </text:h>
      <text:p text:style-name="Text_20_body">Because <text:span text:style-name="Source_20_Text">str</text:span> is built into Python, we already have a type named <text:span text:style-name="Source_20_Text">str</text:span>. But, instead of a module, <text:span text:style-name="Source_20_Text">str</text:span> refers to a <text:span text:style-name="T3">class</text:span>, and contains <text:span text:style-name="T3">methods</text:span> rather than functions (a method is a special kind of function that expects an instance of the class as the first argument – the class is filled with things that refer to method objects). The notation for calling a <text:span text:style-name="Source_20_Text">str</text:span> method is similar to the one used to call a function from the <text:span text:style-name="Source_20_Text">math</text:span> module: </text:p>
      <text:p text:style-name="Preformatted_20_Text">&gt;&gt;&gt; math.ceil(3.2)</text:p>
      <text:p text:style-name="Preformatted_20_Text">4</text:p>
      <text:p text:style-name="Preformatted_20_Text">&gt;&gt;&gt; str.count('syzygy', 'y')</text:p>
      <text:p text:style-name="Preformatted_20_Text"><text:soft-page-break/>3</text:p>
      <text:p text:style-name="Standard"><text:s/><text:tab/>→ str is like a module – just as math contains all kinds of functions, str 'contains' all kinds of <text:tab/>methods that can be applied to strings <text:s text:c="6"/></text:p>
      <text:p text:style-name="Text_20_body"/>
      <text:p text:style-name="Text_20_body">The first argument to a method is always an instance of the class, so we also use this notation call the method: </text:p>
      <text:p text:style-name="Preformatted_20_Text">&gt;&gt;&gt; 'syzygy'.count('y')</text:p>
      <text:p text:style-name="Preformatted_20_Text">3</text:p>
      <text:p text:style-name="Standard"><text:s/><text:tab/> → this is the standard way to call methods <text:s text:c="2"/></text:p>
      <text:p text:style-name="Standard"><draw:frame draw:style-name="fr3" draw:name="graphics6" text:anchor-type="paragraph" svg:width="17cm" svg:height="8.461cm" draw:z-index="5"><draw:image xlink:href="Pictures/20000007000055FE0000251CC9DE81C1.svm" xlink:type="simple" xlink:show="embed" xlink:actuate="onLoad"/></draw:frame> trunc is a function in module math, so this is not a method call; pow &amp; len are built-in functions; count is a method in class list; swapcase is a method in class str</text:p>
      <text:p text:style-name="Standard"><text:s text:c="4"/></text:p>
      <text:h text:style-name="Heading_20_2" text:outline-level="2">Creating a Custom Class</text:h>
      <text:p text:style-name="Text_20_body">The <text:span text:style-name="Source_20_Text">str</text:span> class has lots of useful methods, however, it does not contain every possible method we might need. We will create a new class that customizes class <text:span text:style-name="Source_20_Text">str</text:span>. Our class will have all the <text:span text:style-name="Source_20_Text">str</text:span> methods, plus a new method that checks whether a string begins and ends with the same letter. </text:p>
      <text:p text:style-name="Text_20_body">We start our class definition with <text:span text:style-name="Source_20_Text">class WordplayStr(str):</text:span>. In this case, <text:span text:style-name="Source_20_Text">WordplayStr</text:span> is the name of our new class, and the <text:span text:style-name="Source_20_Text">(str)</text:span> indicates that our new class is based on the <text:span text:style-name="Source_20_Text">str</text:span> class. <text:span text:style-name="Source_20_Text">WordplayStr</text:span> is a <text:span text:style-name="Emphasis">subclass</text:span> of <text:span text:style-name="Source_20_Text">str</text:span>, which means that <text:span text:style-name="Source_20_Text">WordplayStr</text:span> inherits all of the methods from <text:span text:style-name="Source_20_Text">str</text:span>. Here is the completed class definition: </text:p>
      <text:p text:style-name="Preformatted_20_Text">class WordplayStr(str):</text:p>
      <text:p text:style-name="Preformatted_20_Text"><text:s text:c="4"/>"""A string that can report whether it has interesting properties."""</text:p>
      <text:p text:style-name="Preformatted_20_Text"/>
      <text:p text:style-name="Preformatted_20_Text"><draw:frame draw:style-name="fr2" draw:name="graphics7" text:anchor-type="paragraph" svg:width="19.597cm" svg:height="2.378cm" draw:z-index="6"><draw:image xlink:href="Pictures/2000000700005D20000004DDAB908008.svm" xlink:type="simple" xlink:show="embed" xlink:actuate="onLoad"/></draw:frame><draw:frame draw:style-name="fr1" draw:name="graphics8" text:anchor-type="paragraph" svg:x="-1.02cm" svg:y="2.752cm" svg:width="19.041cm" svg:height="10.85cm" draw:z-index="7"><draw:image xlink:href="Pictures/20000007000052B000002F3CF729815E.svm" xlink:type="simple" xlink:show="embed" xlink:actuate="onLoad"/></draw:frame><text:soft-page-break/> <text:s text:c="3"/></text:p>
      <text:p text:style-name="Preformatted_20_Text"><draw:frame draw:style-name="fr2" draw:name="graphics9" text:anchor-type="paragraph" svg:width="19.927cm" svg:height="2.267cm" draw:z-index="18"><draw:image xlink:href="Pictures/2000000700005B93000004738F7F545B.svm" xlink:type="simple" xlink:show="embed" xlink:actuate="onLoad"/></draw:frame></text:p>
      <text:p text:style-name="Preformatted_20_Text"><text:s text:c="3"/></text:p>
      <text:p text:style-name="Standard"><draw:frame draw:style-name="fr1" draw:name="graphics10" text:anchor-type="paragraph" svg:x="0.125cm" svg:y="0.298cm" svg:width="8.124cm" svg:height="3.971cm" draw:z-index="8"><draw:image xlink:href="Pictures/2000000700001FBC00000F82FDFE9B17.svm" xlink:type="simple" xlink:show="embed" xlink:actuate="onLoad"/></draw:frame><text:tab/>→ even though we can acall str methods on it, note that WordplayStr returns a different type <text:tab/><text:tab/>– not str</text:p>
      <text:p text:style-name="Standard"><draw:frame draw:style-name="fr1" draw:name="graphics11" text:anchor-type="paragraph" svg:x="0.127cm" svg:y="0.041cm" svg:width="8.916cm" svg:height="4.658cm" draw:z-index="9"><draw:image xlink:href="Pictures/20000007000022D50000123233051F72.svm" xlink:type="simple" xlink:show="embed" xlink:actuate="onLoad"/></draw:frame><text:soft-page-break/><text:tab/>→ every method in the overarching class (here it's string, but it could be something else) <text:tab/><text:tab/>can be called from an object of <text:s/>the subclass type</text:p>
      <text:p text:style-name="Standard">&gt; below is a new method for our class – so in creating the class WordplayStr, we've kind of created <text:tab/>the opportunity to make new str methods, except now they're WordplayStr methods</text:p>
      <text:p text:style-name="Standard"/>
      <text:p text:style-name="Preformatted_20_Text">def same_start_and_end(<text:span text:style-name="T4">self</text:span>)<office:annotation><dc:creator>Unknown Author</dc:creator><dc:date>2013-04-04T13:33:41.48</dc:date><text:p text:style-name="P40"><text:span text:style-name="T7">Self = the WordplayStr that owns this method</text:span></text:p></office:annotation>:</text:p>
      <text:p text:style-name="Preformatted_20_Text"><text:s text:c="8"/>""" (WordplayStr)<office:annotation><dc:creator>Unknown Author</dc:creator><dc:date>2013-04-01T11:04:48.19</dc:date><text:p text:style-name="P39"><text:span text:style-name="T5">A new type that has many of the same features of str, but also some additional ones – if you call type on this, it will not give back str</text:span></text:p></office:annotation> -&gt; bool</text:p>
      <text:p text:style-name="Preformatted_20_Text"/>
      <text:p text:style-name="Preformatted_20_Text"><text:s text:c="8"/>Precondition: len(self) != 0</text:p>
      <text:p text:style-name="Preformatted_20_Text"/>
      <text:p text:style-name="Preformatted_20_Text"><text:s text:c="8"/>Return whether self starts and ends with the same letter.</text:p>
      <text:p text:style-name="Preformatted_20_Text"/>
      <text:p text:style-name="Preformatted_20_Text"><text:s text:c="8"/>&gt;&gt;&gt; s = WordplayStr('abracadabra')</text:p>
      <text:p text:style-name="Preformatted_20_Text"><text:s text:c="8"/>&gt;&gt;&gt; s.same_start_and_end()</text:p>
      <text:p text:style-name="Preformatted_20_Text"><text:s text:c="8"/>True</text:p>
      <text:p text:style-name="Preformatted_20_Text"><text:s text:c="8"/>&gt;&gt;&gt; s = WordplayStr('canoe')</text:p>
      <text:p text:style-name="Preformatted_20_Text"><text:s text:c="8"/>&gt;&gt;&gt; s.same_start_and_end()</text:p>
      <text:p text:style-name="Preformatted_20_Text"><text:s text:c="8"/>False</text:p>
      <text:p text:style-name="Preformatted_20_Text"><text:s text:c="8"/>"""</text:p>
      <text:p text:style-name="Preformatted_20_Text"/>
      <text:p text:style-name="Preformatted_20_Text"><text:s text:c="8"/>return self[0] == self[-1]<office:annotation><dc:creator>Unknown Author</dc:creator><dc:date>2013-04-04T13:34:41.98</dc:date><text:p text:style-name="P40"><text:span text:style-name="T7">Since WordplayStr inherits all the str methods, we can use indexing here </text:span></text:p></office:annotation></text:p>
      <text:p text:style-name="Preformatted_20_Text"/>
      <text:p text:style-name="Preformatted_20_Text"/>
      <text:p text:style-name="Preformatted_20_Text">if __name__ == '__main__':</text:p>
      <text:p text:style-name="Preformatted_20_Text"><text:s text:c="4"/>import doctest</text:p>
      <text:p text:style-name="Preformatted_20_Text"><text:s text:c="4"/>doctest.testmod()</text:p>
      <text:p text:style-name="Preformatted_20_Text"><draw:frame draw:style-name="fr1" draw:name="graphics12" text:anchor-type="paragraph" svg:x="0.034cm" svg:y="0.242cm" svg:width="8.416cm" svg:height="2.778cm" draw:z-index="10"><draw:image xlink:href="Pictures/20000007000020DF00000ADB60DAF3AA.svm" xlink:type="simple" xlink:show="embed" xlink:actuate="onLoad"/></draw:frame></text:p>
      <text:p text:style-name="Preformatted_20_Text"/>
      <text:p text:style-name="Standard"><draw:frame draw:style-name="fr1" draw:name="graphics13" text:anchor-type="paragraph" svg:x="-1.528cm" svg:y="0.201cm" svg:width="19.766cm" svg:height="10.061cm" draw:z-index="11"><draw:image xlink:href="Pictures/2000000700005DF4000030605C5B7862.svm" xlink:type="simple" xlink:show="embed" xlink:actuate="onLoad"/></draw:frame><text:soft-page-break/><text:tab/>→ first parameter of every method must have the same type as the class in which it's defined <text:s text:c="2"/></text:p>
      <text:p text:style-name="P6"/>
      <text:p text:style-name="P3">Testing Automatically Using unittest</text:p>
      <text:p text:style-name="P3">doctest vs. unittest</text:p>
      <text:p text:style-name="Text_20_body">Python's <text:span text:style-name="Source_20_Text">unittest</text:span> module provides a testing framework that is similar to <text:span text:style-name="Source_20_Text">doctest</text:span>.<text:line-break/>Unlike <text:span text:style-name="Source_20_Text">doctest</text:span>, which can make code hard to read when there are many tests, the <text:span text:style-name="Source_20_Text"><text:span text:style-name="T4">unittest</text:span></text:span><text:span text:style-name="T4"> tests are written separately from the function being tested.</text:span><text:line-break/><text:line-break/>Translating <text:span text:style-name="Source_20_Text">doctest</text:span> to <text:span text:style-name="Source_20_Text">unittest</text:span>:</text:p>
      <table:table table:name="Table1" table:style-name="Table1">
        <table:table-column table:style-name="Table1.A"/>
        <table:table-column table:style-name="Table1.B"/>
        <table:table-column table:style-name="Table1.C"/>
        <table:table-row>
          <table:table-cell table:style-name="Table1.A1" office:value-type="string">
            <table:table table:name="Table2" table:style-name="Table2">
              <table:table-column table:style-name="Table2.A"/>
              <table:table-row>
                <table:table-cell table:style-name="Table2.A1" office:value-type="string">
                  <text:p text:style-name="Preformatted_20_Text">def get_divisors(num, possible_divisors):</text:p>
                  <text:p text:style-name="Preformatted_20_Text"><text:s text:c="4"/>''' (int, list of int) -&gt; list of int</text:p>
                  <text:p text:style-name="Preformatted_20_Text"/>
                  <text:p text:style-name="Preformatted_20_Text"><text:s text:c="4"/>Return a list of the values from possible_divisors</text:p>
                  <text:p text:style-name="Preformatted_20_Text"><text:s text:c="4"/>that are divisors of num.</text:p>
                  <text:p text:style-name="Preformatted_20_Text"/>
                  <text:p text:style-name="Preformatted_20_Text"><text:s text:c="4"/>&gt;&gt;&gt; get_divisors(8, [1, 2, 3])</text:p>
                  <text:p text:style-name="Preformatted_20_Text"><text:s text:c="4"/>[1, 2]</text:p>
                  <text:p text:style-name="Preformatted_20_Text"><text:s text:c="4"/>&gt;&gt;&gt; get_divisors(4, [-2, 0, 2])</text:p>
                  <text:p text:style-name="Preformatted_20_Text"><text:s text:c="4"/>[-2, 2]</text:p>
                  <text:p text:style-name="Preformatted_20_Text"><text:s text:c="4"/>'''</text:p>
                  <text:p text:style-name="Preformatted_20_Text"/>
                  <text:p text:style-name="Preformatted_20_Text"><text:s text:c="4"/>divisors = []</text:p>
                  <text:p text:style-name="Preformatted_20_Text"><text:s text:c="4"/>for item in possible_divisors:</text:p>
                  <text:p text:style-name="Preformatted_20_Text"><text:s text:c="8"/>if item != 0 and num % item == 0:</text:p>
                  <text:p text:style-name="Preformatted_20_Text"><text:s text:c="12"/>if num % item == 0:</text:p>
                  <text:p text:style-name="Preformatted_20_Text"><text:s text:c="16"/>divisors.append(item)</text:p>
                  <text:p text:style-name="P6"><text:s text:c="4"/>return divisors</text:p>
                </table:table-cell>
              </table:table-row>
            </table:table>
            <text:p text:style-name="Preformatted_20_Text">import unittest</text:p>
            <text:p text:style-name="Preformatted_20_Text">import divisors</text:p>
            <text:p text:style-name="Preformatted_20_Text"/>
            <text:p text:style-name="Preformatted_20_Text">class TestDivisors(unittest.TestCase):</text:p>
            <text:p text:style-name="Preformatted_20_Text"><text:s text:c="4"/>"""Example unittest test methods for get_divisors."""</text:p>
            <text:p text:style-name="Preformatted_20_Text"><text:soft-page-break/><text:s text:c="8"/></text:p>
            <text:p text:style-name="Preformatted_20_Text"><text:s text:c="4"/>def test_divisors_example_1(self):</text:p>
            <text:p text:style-name="Preformatted_20_Text"><text:s text:c="8"/>"""Test get_divisors with 8 and [1, 2, 3]."""</text:p>
            <text:p text:style-name="Preformatted_20_Text"><text:s text:c="16"/></text:p>
            <text:p text:style-name="Preformatted_20_Text"><text:s text:c="8"/>actual = divisors.get_divisors(8, [1, 2, 3])</text:p>
            <text:p text:style-name="Preformatted_20_Text"><text:s text:c="8"/>expected = [1, 2]</text:p>
            <text:p text:style-name="Preformatted_20_Text"><text:s text:c="8"/>self.assertEqual(expected, actual) <text:s text:c="5"/></text:p>
            <text:p text:style-name="Preformatted_20_Text"><text:s text:c="16"/></text:p>
            <text:p text:style-name="Preformatted_20_Text"><text:s text:c="4"/>def test_divisors_example_2(self): <text:s/></text:p>
            <text:p text:style-name="Preformatted_20_Text"><text:s text:c="8"/>"""Test get_divisors with 4 and [-2, 0, 2]."""</text:p>
            <text:p text:style-name="Preformatted_20_Text"><text:s text:c="16"/></text:p>
            <text:p text:style-name="Preformatted_20_Text"><text:s text:c="8"/>actual = divisors.get_divisors(4, [-2, 0, 2])</text:p>
            <text:p text:style-name="Preformatted_20_Text"><text:s text:c="8"/>expected = [-2, 2] <text:s/></text:p>
            <text:p text:style-name="Preformatted_20_Text"><text:s text:c="4"/>self.assertEqual(expected, actual) <text:s text:c="5"/></text:p>
          </table:table-cell>
          <table:table-cell table:style-name="Table1.A1" office:value-type="string">
            <text:p text:style-name="Table_20_Contents"/>
            <table:table table:name="Table3" table:style-name="Table3">
              <table:table-column table:style-name="Table3.A"/>
              <table:table-row>
                <table:table-cell table:style-name="Table3.A1" office:value-type="string">
                  <text:p text:style-name="Preformatted_20_Text"/>
                </table:table-cell>
              </table:table-row>
            </table:table>
            <text:p text:style-name="Table_20_Contents"/>
          </table:table-cell>
          <table:table-cell table:style-name="Table1.A1" office:value-type="string">
            <text:p text:style-name="P7"/>
          </table:table-cell>
        </table:table-row>
      </table:table>
      <text:h text:style-name="Heading_20_3" text:outline-level="3">Similarities and Differences</text:h>
      <text:p text:style-name="Text_20_body">In doctest: </text:p>
      <text:list xml:id="list5616462586119466393" text:style-name="L1">
        <text:list-item>
          <text:p text:style-name="P25"><text:span text:style-name="Source_20_Text">import doctest</text:span> </text:p>
        </text:list-item>
        <text:list-item>
          <text:p text:style-name="P25">Write the tests as you would type them in the shell. </text:p>
        </text:list-item>
        <text:list-item>
          <text:p text:style-name="P9">Write the expected result on the next line. </text:p>
        </text:list-item>
      </text:list>
      <text:p text:style-name="Text_20_body">In unittest: </text:p>
      <text:list xml:id="list9012716127916774222" text:style-name="L2">
        <text:list-item>
          <text:p text:style-name="P26"><text:span text:style-name="Source_20_Text">import unittest</text:span> </text:p>
        </text:list-item>
        <text:list-item>
          <text:p text:style-name="P26">Write a separate methods for each test. In each method, </text:p>
          <text:list>
            <text:list-item>
              <text:p text:style-name="P26">write a call on the function being tested, and </text:p>
            </text:list-item>
            <text:list-item>
              <text:p text:style-name="P10">call method <text:span text:style-name="Source_20_Text">self.assertEqual(...)</text:span> to compare the <text:span text:style-name="T1">actual result</text:span> to the <text:span text:style-name="T1">expected result</text:span>. </text:p>
            </text:list-item>
          </text:list>
        </text:list-item>
      </text:list>
      <text:p text:style-name="Text_20_body"><text:tab/><text:tab/>→ To <text:span text:style-name="T1">assert</text:span> something is to claim that it is true. – the method above claims that the expected results and the actual result are the same</text:p>
      <text:p text:style-name="Text_20_body"><draw:frame draw:style-name="fr2" draw:name="graphics14" text:anchor-type="paragraph" svg:width="19.592cm" svg:height="10.343cm" draw:z-index="12"><draw:image xlink:href="Pictures/2000000700005F810000230AC63F7F18.svm" xlink:type="simple" xlink:show="embed" xlink:actuate="onLoad"/></draw:frame></text:p>
      <text:h text:style-name="Heading_20_3" text:outline-level="3"><text:soft-page-break/>Running Tests</text:h>
      <text:p text:style-name="Text_20_body">To run tests using <text:span text:style-name="Source_20_Text">doctest</text:span>: </text:p>
      <text:list xml:id="list6949390719354000018" text:style-name="L3">
        <text:list-item>
          <text:p text:style-name="P27">call <text:span text:style-name="Source_20_Text">doctest.testmod()</text:span>, which examines the docstrings in the current module, </text:p>
        </text:list-item>
        <text:list-item>
          <text:p text:style-name="P27">executes the tests that it finds, and </text:p>
        </text:list-item>
        <text:list-item>
          <text:p text:style-name="P11">reports any differences between the actual results and the expected results. </text:p>
        </text:list-item>
      </text:list>
      <text:p text:style-name="Text_20_body">To run tests using <text:span text:style-name="Source_20_Text">unittest</text:span>: </text:p>
      <text:list xml:id="list9111382111163896279" text:style-name="L4">
        <text:list-item>
          <text:p text:style-name="P28">call <text:span text:style-name="Source_20_Text">unittest.main()</text:span>, which examines all of the <text:span text:style-name="Source_20_Text">TestCase</text:span> subclasses in the current module, </text:p>
        </text:list-item>
        <text:list-item>
          <text:p text:style-name="P28">calls each method that begin with "test<office:annotation><dc:creator>Unknown Author</dc:creator><dc:date>2013-04-01T11:25:19.24</dc:date><text:p text:style-name="P39"><text:span text:style-name="T5">lowercase</text:span></text:p></office:annotation>", and </text:p>
        </text:list-item>
        <text:list-item>
          <text:p text:style-name="P12">and reports any unexpected results. </text:p>
        </text:list-item>
      </text:list>
      <text:p text:style-name="P2">When calling <text:span text:style-name="Source_20_Text">unittest</text:span> from within IDLE, the parameter <text:span text:style-name="Source_20_Text">exit</text:span> should be assigned <text:span text:style-name="Source_20_Text">False</text:span>:</text:p>
      <text:p text:style-name="Text_20_body"><text:span text:style-name="Source_20_Text">unittest.main(exit=</text:span><text:span text:style-name="Source_20_Text"><text:span text:style-name="T2">False</text:span></text:span><text:span text:style-name="Source_20_Text">)</text:span></text:p>
      <text:h text:style-name="Heading_20_2" text:outline-level="2"><draw:frame draw:style-name="fr2" draw:name="graphics15" text:anchor-type="paragraph" svg:width="18.711cm" svg:height="9.537cm" draw:z-index="13"><draw:image xlink:href="Pictures/2000000700005A21000025EFE2731442.svm" xlink:type="simple" xlink:show="embed" xlink:actuate="onLoad"/></draw:frame>Comparing Output</text:h>
      <text:h text:style-name="Heading_20_3" text:outline-level="3">Successful Test</text:h>
      <text:p text:style-name="P2"><text:line-break/>When we run the <text:span text:style-name="Source_20_Text">test_divisors</text:span> module we get these results, where each dot represents a successful test: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Table_20_Contents"><text:span text:style-name="Source_20_Text">..<text:line-break/>----------------------------------------------------------------------<text:line-break/>Ran 2 tests in 0.025s<text:line-break/><text:line-break/>OK </text:span></text:p>
                </table:table-cell>
              </table:table-row>
            </table:table>
            <text:p text:style-name="P7"/>
          </table:table-cell>
        </table:table-row>
      </table:table>
      <text:p text:style-name="P3">Test with Errors</text:p>
      <text:p text:style-name="Standard"><text:line-break/>Now, let's change the code as follows: </text:p>
      <table:table table:name="Table7" table:style-name="Table7">
        <table:table-column table:style-name="Table7.A"/>
        <table:table-column table:style-name="Table7.B"/>
        <table:table-column table:style-name="Table7.C"/>
        <table:table-row>
          <table:table-cell table:style-name="Table7.A1" office:value-type="string">
            <table:table table:name="Table8" table:style-name="Table8">
              <table:table-column table:style-name="Table8.A"/>
              <table:table-row>
                <table:table-cell table:style-name="Table8.A1" office:value-type="string">
                  <text:p text:style-name="Table_20_Contents">line 13: <text:span text:style-name="Source_20_Text">divisors = []</text:span> </text:p>
                </table:table-cell>
              </table:table-row>
            </table:table>
            <text:p text:style-name="P7"><text:soft-page-break/></text:p>
          </table:table-cell>
          <table:table-cell table:style-name="Table7.A1" office:value-type="string">
            <text:p text:style-name="Table_20_Contents">→ </text:p>
            <table:table table:name="Table9" table:style-name="Table9">
              <table:table-column table:style-name="Table9.A"/>
              <table:table-row>
                <table:table-cell table:style-name="Table9.A1" office:value-type="string">
                  <text:p text:style-name="Table_20_Contents"><text:soft-page-break/>line 13: <text:span text:style-name="Source_20_Text">divisors = [num]</text:span><text:span text:style-name="Source_20_Text"><office:annotation><dc:creator>Unknown Author</dc:creator><dc:date>2013-04-04T14:15:39.77</dc:date><text:p text:style-name="P40"><text:span text:style-name="T7">List is now non-empty &amp; the first parameter is there from the outset – note that this is conceptually OK, because the number is infact evenly divisible by itself HOWEVER this number is not included in the expected output, so this change will cause the tests to fail</text:span></text:p></office:annotation></text:span> </text:p>
                </table:table-cell>
              </table:table-row>
            </table:table>
            <text:p text:style-name="Table_20_Contents"/>
          </table:table-cell>
          <table:table-cell table:style-name="Table7.A1" office:value-type="string">
            <text:p text:style-name="P7"/>
          </table:table-cell>
        </table:table-row>
      </table:table>
      <text:p text:style-name="P2"><text:line-break/>When the tests are executed, the following results are reported: </text:p>
      <table:table table:name="Table10" table:style-name="Table10">
        <table:table-column table:style-name="Table10.A"/>
        <table:table-row>
          <table:table-cell table:style-name="Table10.A1" office:value-type="string">
            <table:table table:name="Table11" table:style-name="Table11">
              <table:table-column table:style-name="Table11.A"/>
              <table:table-row>
                <table:table-cell table:style-name="Table11.A1" office:value-type="string">
                  <text:p text:style-name="Preformatted_20_Text">FF</text:p>
                  <text:p text:style-name="Preformatted_20_Text">======================================================================</text:p>
                  <text:p text:style-name="Preformatted_20_Text">FAIL:<text:span text:style-name="T4"> test_divisors_example_1</text:span><text:span text:style-name="T4"><office:annotation><dc:creator>Unknown Author</dc:creator><dc:date>2013-04-01T11:31:34.24</dc:date><text:p text:style-name="P39"><text:span text:style-name="T5">Told the name of each method that failed &amp; shown its docstring</text:span></text:p></office:annotation></text:span> (__main__.TestDivisors)</text:p>
                  <text:p text:style-name="P5">Test get_divisors with 8 and [1, 2, 3].</text:p>
                  <text:p text:style-name="Preformatted_20_Text">----------------------------------------------------------------------</text:p>
                  <text:p text:style-name="Preformatted_20_Text">Traceback (most recent call last):</text:p>
                  <text:p text:style-name="Preformatted_20_Text"><text:s text:c="4"/>File "test_divisors.py", line 13, in test_divisors_example_1</text:p>
                  <text:p text:style-name="Preformatted_20_Text"><text:s text:c="8"/>self.assertEqual(actual, expected)</text:p>
                  <text:p text:style-name="Preformatted_20_Text">AssertionError: Lists differ: [8, 1, 2] != [1, 2]<office:annotation><dc:creator>Unknown Author</dc:creator><dc:date>2013-04-01T11:32:15.25</dc:date><text:p text:style-name="P39"><text:span text:style-name="T5">Assertion error – diff bxn actual &amp; expected</text:span></text:p></office:annotation></text:p>
                  <text:p text:style-name="Preformatted_20_Text"/>
                  <text:p text:style-name="Preformatted_20_Text">First differing element 0:<office:annotation><dc:creator>Unknown Author</dc:creator><dc:date>2013-04-01T11:32:48.25</dc:date><text:p text:style-name="P39"><text:span text:style-name="T5">Details about what the problems were </text:span></text:p></office:annotation></text:p>
                  <text:p text:style-name="Preformatted_20_Text">8</text:p>
                  <text:p text:style-name="Preformatted_20_Text">1</text:p>
                  <text:p text:style-name="Preformatted_20_Text"/>
                  <text:p text:style-name="Preformatted_20_Text">First list contains 1 additional elements.</text:p>
                  <text:p text:style-name="Preformatted_20_Text">First extra element 2:</text:p>
                  <text:p text:style-name="Preformatted_20_Text">2</text:p>
                  <text:p text:style-name="Preformatted_20_Text"/>
                  <text:p text:style-name="Preformatted_20_Text">- [8, 1, 2]</text:p>
                  <text:p text:style-name="Preformatted_20_Text">? <text:s/>---</text:p>
                  <text:p text:style-name="Preformatted_20_Text"/>
                  <text:p text:style-name="Preformatted_20_Text">+ [1, 2]</text:p>
                  <text:p text:style-name="Preformatted_20_Text"/>
                  <text:p text:style-name="Preformatted_20_Text">======================================================================</text:p>
                  <text:p text:style-name="Preformatted_20_Text">FAIL:<text:span text:style-name="T4"> test_divisors_example_2 </text:span>(__main__.TestDivisors)</text:p>
                  <text:p text:style-name="P5">Test get_divisors with 4 and [-2, 0, 2].</text:p>
                  <text:p text:style-name="Preformatted_20_Text">----------------------------------------------------------------------</text:p>
                  <text:p text:style-name="Preformatted_20_Text">Traceback (most recent call last):</text:p>
                  <text:p text:style-name="Preformatted_20_Text"><text:s text:c="4"/>File "test_divisors.py", line 20, in test_divisors_example_2</text:p>
                  <text:p text:style-name="Preformatted_20_Text"><text:s text:c="12"/>self.assertEqual(actual, expected)</text:p>
                  <text:p text:style-name="Preformatted_20_Text">AssertionError: Lists differ: [4, -2, 2] != [-2, 2]</text:p>
                  <text:p text:style-name="Preformatted_20_Text"/>
                  <text:p text:style-name="Preformatted_20_Text">First differing element 0:</text:p>
                  <text:p text:style-name="Preformatted_20_Text">4</text:p>
                  <text:p text:style-name="Preformatted_20_Text">-2</text:p>
                  <text:p text:style-name="Preformatted_20_Text"/>
                  <text:p text:style-name="Preformatted_20_Text">First list contains 1 additional elements.</text:p>
                  <text:p text:style-name="Preformatted_20_Text">First extra element 2:</text:p>
                  <text:p text:style-name="Preformatted_20_Text">2</text:p>
                  <text:p text:style-name="Preformatted_20_Text"/>
                  <text:p text:style-name="Preformatted_20_Text">- [4, -2, 2]</text:p>
                  <text:p text:style-name="Preformatted_20_Text">? <text:s/>---</text:p>
                  <text:p text:style-name="Preformatted_20_Text"/>
                  <text:p text:style-name="Preformatted_20_Text">+ [-2, 2]</text:p>
                  <text:p text:style-name="Preformatted_20_Text"/>
                  <text:p text:style-name="Preformatted_20_Text">----------------------------------------------------------------------</text:p>
                  <text:p text:style-name="Preformatted_20_Text">Ran 2 tests in 0.018s</text:p>
                  <text:p text:style-name="Preformatted_20_Text"/>
                  <text:p text:style-name="P6">FAILED (failures=2)</text:p>
                </table:table-cell>
              </table:table-row>
            </table:table>
            <text:p text:style-name="P7"/>
          </table:table-cell>
        </table:table-row>
      </table:table>
      <text:p text:style-name="Text_20_body"><text:line-break/>This time, we get a lot of feedback! We see: </text:p>
      <text:list xml:id="list7234268658345212080" text:style-name="L5">
        <text:list-item>
          <text:p text:style-name="P29">2 Fs instead of 2 dots: [<text:span text:style-name="Source_20_Text">FF</text:span>] </text:p>
        </text:list-item>
        <text:list-item>
          <text:p text:style-name="P29">the name of the method that has the failure: [<text:span text:style-name="Source_20_Text">(FAIL: test_divisors_example_1(__main__.TestDivisors)</text:span>] </text:p>
        </text:list-item>
        <text:list-item>
          <text:p text:style-name="P29"><text:soft-page-break/>the failed method's docstring: [<text:span text:style-name="Source_20_Text">Test get_divisors with 8 and [1, 2, 3]</text:span>] </text:p>
        </text:list-item>
        <text:list-item>
          <text:p text:style-name="P29">a <text:span text:style-name="Emphasis">traceback</text:span>, which is the series of function and method calls that led to the error: [<text:span text:style-name="Source_20_Text">Traceback (most recent call last):...</text:span>] </text:p>
        </text:list-item>
        <text:list-item>
          <text:p text:style-name="P29">the <text:span text:style-name="Source_20_Text">AssertionError</text:span>, including the expected and actual values: [<text:span text:style-name="Source_20_Text">AssertionError: Lists differ: [8, 1, 2] != [1, 2]</text:span>] </text:p>
        </text:list-item>
        <text:list-item>
          <text:p text:style-name="P29">details about the problems: [<text:span text:style-name="Source_20_Text">First differing element 0:...</text:span>] </text:p>
        </text:list-item>
        <text:list-item>
          <text:p text:style-name="P13">a summary of the results: [<text:span text:style-name="Source_20_Text">FAILED (failures=2)</text:span>] </text:p>
        </text:list-item>
      </text:list>
      <text:p text:style-name="P2"><text:line-break/>Let's fix that bug and introduce a different one: </text:p>
      <table:table table:name="Table12" table:style-name="Table12">
        <table:table-column table:style-name="Table12.A"/>
        <table:table-column table:style-name="Table12.B"/>
        <table:table-column table:style-name="Table12.C"/>
        <table:table-row>
          <table:table-cell table:style-name="Table12.A1" office:value-type="string">
            <table:table table:name="Table13" table:style-name="Table13">
              <table:table-column table:style-name="Table13.A"/>
              <table:table-row>
                <table:table-cell table:style-name="Table13.A1" office:value-type="string">
                  <text:p text:style-name="P4">divisors = [num]</text:p>
                  <text:p text:style-name="Preformatted_20_Text">for item in possible_divisors:</text:p>
                  <text:p text:style-name="Preformatted_20_Text"><text:s text:c="4"/><text:span text:style-name="T2">if item != 0 and num % item == 0:</text:span></text:p>
                  <text:p text:style-name="Preformatted_20_Text"><text:s text:c="8"/>if num % item == 0: <text:s text:c="4"/></text:p>
                  <text:p text:style-name="Preformatted_20_Text"><text:s text:c="12"/>divisors.append(item)</text:p>
                  <text:p text:style-name="Preformatted_20_Text"/>
                  <text:p text:style-name="P6">return divisors</text:p>
                </table:table-cell>
              </table:table-row>
            </table:table>
            <text:p text:style-name="P7"/>
          </table:table-cell>
          <table:table-cell table:style-name="Table12.A1" office:value-type="string">
            <text:p text:style-name="Table_20_Contents">→ </text:p>
            <table:table table:name="Table14" table:style-name="Table14">
              <table:table-column table:style-name="Table14.A"/>
              <table:table-row>
                <table:table-cell table:style-name="Table14.A1" office:value-type="string">
                  <text:p text:style-name="P4">divisors = []</text:p>
                  <text:p text:style-name="Preformatted_20_Text">for item in possible_divisors:</text:p>
                  <text:p text:style-name="Preformatted_20_Text"><text:s text:c="4"/><text:span text:style-name="T2"># if item != 0 and num % item == 0:</text:span></text:p>
                  <text:p text:style-name="Preformatted_20_Text"><text:s text:c="4"/>if num % item == 0:</text:p>
                  <text:p text:style-name="Preformatted_20_Text"><text:s text:c="8"/>divisors.append(item) <text:s text:c="2"/></text:p>
                  <text:p text:style-name="Preformatted_20_Text"/>
                  <text:p text:style-name="P6">return divisors</text:p>
                </table:table-cell>
              </table:table-row>
            </table:table>
            <text:p text:style-name="Table_20_Contents"/>
          </table:table-cell>
          <table:table-cell table:style-name="Table12.A1" office:value-type="string">
            <text:p text:style-name="P7"/>
          </table:table-cell>
        </table:table-row>
      </table:table>
      <text:p text:style-name="P2"><text:line-break/>When the tests are executed, the following results are reported: </text:p>
      <table:table table:name="Table15" table:style-name="Table15">
        <table:table-column table:style-name="Table15.A"/>
        <table:table-row>
          <table:table-cell table:style-name="Table15.A1" office:value-type="string">
            <table:table table:name="Table16" table:style-name="Table16">
              <table:table-column table:style-name="Table16.A"/>
              <table:table-row>
                <table:table-cell table:style-name="Table16.A1" office:value-type="string">
                  <text:p text:style-name="P5">.E</text:p>
                  <text:p text:style-name="Preformatted_20_Text">======================================================================</text:p>
                  <text:p text:style-name="Preformatted_20_Text"><text:span text:style-name="T4">ERROR:</text:span> test_divisors_example_2 (__main__.TestDivisors)</text:p>
                  <text:p text:style-name="Preformatted_20_Text">Test get_divisors with 4 and [-2, 0, 2].</text:p>
                  <text:p text:style-name="Preformatted_20_Text">----------------------------------------------------------------------</text:p>
                  <text:p text:style-name="Preformatted_20_Text">Traceback (most recent call last):</text:p>
                  <text:p text:style-name="Preformatted_20_Text"><text:s text:c="4"/>File "test_divisors.py", line 18, in test_divisors_example_2 <text:s/></text:p>
                  <text:p text:style-name="Preformatted_20_Text"><text:s text:c="8"/>actual = divisors.get_divisors(4, [-2, 0, 2]) <text:s/></text:p>
                  <text:p text:style-name="Preformatted_20_Text"><text:s text:c="4"/><text:span text:style-name="T4">File "divisors.py", line 16, in get_divisors <text:s/></text:span></text:p>
                  <text:p text:style-name="P5"><text:s text:c="8"/>if num % item == 0:</text:p>
                  <text:p text:style-name="P5">ZeroDivisionError: integer division or modulo by zero</text:p>
                  <text:p text:style-name="Preformatted_20_Text"/>
                  <text:p text:style-name="Preformatted_20_Text">----------------------------------------------------------------------</text:p>
                  <text:p text:style-name="Preformatted_20_Text">Ran 2 tests in 0.048s</text:p>
                  <text:p text:style-name="Preformatted_20_Text"/>
                  <text:p text:style-name="P6">FAILED (errors=1)</text:p>
                </table:table-cell>
              </table:table-row>
            </table:table>
            <text:p text:style-name="P7"/>
          </table:table-cell>
        </table:table-row>
      </table:table>
      <text:p text:style-name="Text_20_body">One test passed and a zero division error occured when the other test was executed. Instead of an <text:span text:style-name="Source_20_Text">F</text:span>, which indicates an incorrect assertion, we see an <text:span text:style-name="Source_20_Text">E</text:span>. The <text:span text:style-name="Source_20_Text">E</text:span> indicates that a call on function <text:span text:style-name="Source_20_Text">get_divisors()</text:span> resulted in an error. </text:p>
      <text:p text:style-name="Text_20_body">Again, the results include, the method name, docstring, and a traceback. This time the traceback shows us several steps: </text:p>
      <text:list xml:id="list2302184416283665056" text:style-name="L6">
        <text:list-item>
          <text:p text:style-name="P14">on line 18, <text:span text:style-name="Source_20_Text">get_divisors</text:span> was called:</text:p>
        </text:list-item>
      </text:list>
      <text:p text:style-name="Preformatted_20_Text">File "test_divisors.py", line 18, in test_divisors_example_2</text:p>
      <text:p text:style-name="P6"><text:s text:c="4"/>actual = divisors.get_divisors(4, [-2, 0, 2])</text:p>
      <text:list xml:id="list7116928043290913256" text:style-name="L7">
        <text:list-item>
          <text:p text:style-name="P15">on line 16, in function <text:span text:style-name="Source_20_Text">get_divisors</text:span>, the code <text:span text:style-name="Source_20_Text">num % item == 0:</text:span> results in a <text:span text:style-name="Source_20_Text">ZeroDivisionError</text:span>:</text:p>
        </text:list-item>
      </text:list>
      <text:p text:style-name="Preformatted_20_Text">File "divisors.py", line 16, in get_divisors</text:p>
      <text:p text:style-name="Preformatted_20_Text"><text:s text:c="4"/>if num % item == 0:</text:p>
      <text:p text:style-name="P6">ZeroDivisionError: integer division or modulo by zero</text:p>
      <text:p text:style-name="Text_20_body"><text:soft-page-break/>By using <text:span text:style-name="Source_20_Text">unittest</text:span> instead of <text:span text:style-name="Source_20_Text">doctest</text:span>, we separate the testing of the function from the function definition , which allows us to write a lot of tests without affecting readability of the code.<text:line-break/><text:line-break/>Typically, we will write: </text:p>
      <text:list xml:id="list7355764532508439687" text:style-name="L8">
        <text:list-item>
          <text:p text:style-name="P30"><text:span text:style-name="T4">one </text:span><text:span text:style-name="Source_20_Text"><text:span text:style-name="T4">TestCase</text:span></text:span><text:span text:style-name="T4"> subclass for each function we want to test, and </text:span></text:p>
        </text:list-item>
        <text:list-item>
          <text:p text:style-name="P24">one test method for each function call. </text:p>
        </text:list-item>
      </text:list>
      <text:h text:style-name="Heading_20_1" text:outline-level="1">Choosing Test Cases</text:h>
      <text:h text:style-name="Heading_20_2" text:outline-level="2">Choosing tests for <text:span text:style-name="Source_20_Text">count_lowercase_vowels</text:span></text:h>
      <table:table table:name="Table17" table:style-name="Table17">
        <table:table-column table:style-name="Table17.A"/>
        <table:table-row>
          <table:table-cell table:style-name="Table17.A1" office:value-type="string">
            <text:p text:style-name="Preformatted_20_Text">def count_lowercase_vowels(s):</text:p>
            <text:p text:style-name="Preformatted_20_Text"><text:s text:c="4"/>""" (str) -&gt; int</text:p>
            <text:p text:style-name="Preformatted_20_Text"><text:s text:c="8"/></text:p>
            <text:p text:style-name="Preformatted_20_Text"><text:s text:c="4"/>Return the number of vowels (a, e, i, o, and u) in s.</text:p>
            <text:p text:style-name="Preformatted_20_Text"><text:s text:c="8"/></text:p>
            <text:p text:style-name="Preformatted_20_Text"><text:s text:c="4"/>&gt;&gt;&gt; count_lowercase_vowels('Happy Anniversary!')</text:p>
            <text:p text:style-name="Preformatted_20_Text"><text:s text:c="4"/>4</text:p>
            <text:p text:style-name="Preformatted_20_Text"><text:s text:c="4"/>&gt;&gt;&gt; count_lowercase_vowels('xyz')</text:p>
            <text:p text:style-name="Preformatted_20_Text"><text:s text:c="4"/>0</text:p>
            <text:p text:style-name="Preformatted_20_Text"><text:s text:c="4"/>"""</text:p>
            <text:p text:style-name="Preformatted_20_Text"><text:s text:c="8"/></text:p>
            <text:p text:style-name="Preformatted_20_Text"><text:s text:c="4"/>num_vowels = 0</text:p>
            <text:p text:style-name="Preformatted_20_Text"><text:s text:c="8"/></text:p>
            <text:p text:style-name="Preformatted_20_Text"><text:s text:c="4"/>for char in s:</text:p>
            <text:p text:style-name="Preformatted_20_Text"><text:s text:c="8"/>if char in 'aeiou': <text:s text:c="12"/></text:p>
            <text:p text:style-name="Preformatted_20_Text"><text:s text:c="12"/>num_vowels = num_vowels + 1</text:p>
            <text:p text:style-name="P6"><text:s text:c="8"/>return num_vowels</text:p>
          </table:table-cell>
        </table:table-row>
      </table:table>
      <text:p text:style-name="Text_20_body"/>
      <text:p text:style-name="Text_20_body">To test <text:span text:style-name="Source_20_Text">count_lowercase_vowels</text:span>, we need to:</text:p>
      <text:list xml:id="list7182144998192934700" text:style-name="L9">
        <text:list-item>
          <text:p text:style-name="P31">pick values for the string argument, and </text:p>
        </text:list-item>
        <text:list-item>
          <text:p text:style-name="P16">call the function to ensure it returns what we expect for each case. </text:p>
        </text:list-item>
      </text:list>
      <text:p text:style-name="Text_20_body">It is not realistic to test using every single possible string argument. Instead, we c<text:span text:style-name="T4">reate relevant categories, and choose one representative string argument from each category. </text:span>To choose the string argument, consider: </text:p>
      <text:list xml:id="list5768156009746621106" text:style-name="L10">
        <text:list-item>
          <text:p text:style-name="P32">the <text:span text:style-name="T4">length</text:span> of the string, and </text:p>
        </text:list-item>
        <text:list-item>
          <text:p text:style-name="P17">the <text:span text:style-name="T4">characters</text:span> that make up the string. </text:p>
        </text:list-item>
      </text:list>
      <text:p text:style-name="Text_20_body">There are many possible for string lengths. For this example, we'll consider strings that have these lengths: </text:p>
      <text:list xml:id="list5992982047381603771" text:style-name="L11">
        <text:list-item>
          <text:p text:style-name="P33">0 (empty) </text:p>
        </text:list-item>
        <text:list-item>
          <text:p text:style-name="P33">1 (single character) </text:p>
        </text:list-item>
        <text:list-item>
          <text:p text:style-name="P18">6 (longer) <text:s/>– strings with more than 1 character</text:p>
        </text:list-item>
      </text:list>
      <text:p text:style-name="Text_20_body">Which characters should we use? For this example, we'll choose characters based on whether they are vowels or non-vowels. The actual character doesn't matter.<text:line-break/>If we want a non-vowel, we could use <text:span text:style-name="Source_20_Text">'b'</text:span>, <text:span text:style-name="Source_20_Text">'n'</text:span>, <text:span text:style-name="Source_20_Text">'?'</text:span>, or any other character that is not a vowel. </text:p>
      <text:p text:style-name="Text_20_body">We will make a table of the test cases with the following 3 columns: </text:p>
      <text:list xml:id="list7541607359956398089" text:style-name="L12">
        <text:list-item>
          <text:p text:style-name="P34">value of the argument to the function </text:p>
        </text:list-item>
        <text:list-item>
          <text:p text:style-name="P34"><text:soft-page-break/>expected return value of the function </text:p>
        </text:list-item>
        <text:list-item>
          <text:p text:style-name="P19">a description of the test case </text:p>
        </text:list-item>
      </text:list>
      <table:table table:name="Table18" table:style-name="Table18">
        <table:table-column table:style-name="Table18.A"/>
        <table:table-row>
          <table:table-cell table:style-name="Table18.A1" office:value-type="string">
            <table:table table:name="Table19" table:style-name="Table19">
              <table:table-column table:style-name="Table19.A"/>
              <table:table-column table:style-name="Table19.B"/>
              <table:table-column table:style-name="Table19.C"/>
              <table:table-row>
                <table:table-cell table:style-name="Table19.A1" office:value-type="string">
                  <text:p text:style-name="P8">s</text:p>
                </table:table-cell>
                <table:table-cell table:style-name="Table19.A1" office:value-type="string">
                  <text:p text:style-name="P8">Expected Value</text:p>
                </table:table-cell>
                <table:table-cell table:style-name="Table19.A1" office:value-type="string">
                  <text:p text:style-name="P8">Description</text:p>
                </table:table-cell>
              </table:table-row>
              <table:table-row>
                <table:table-cell table:style-name="Table19.A1" office:value-type="string">
                  <text:p text:style-name="Table_20_Contents">''</text:p>
                </table:table-cell>
                <table:table-cell table:style-name="Table19.A1" office:value-type="string">
                  <text:p text:style-name="Table_20_Contents">0</text:p>
                </table:table-cell>
                <table:table-cell table:style-name="Table19.A1" office:value-type="string">
                  <text:p text:style-name="Table_20_Contents">empty string</text:p>
                </table:table-cell>
              </table:table-row>
              <table:table-row>
                <table:table-cell table:style-name="Table19.A1" office:value-type="string">
                  <text:p text:style-name="Table_20_Contents">'a'</text:p>
                </table:table-cell>
                <table:table-cell table:style-name="Table19.A1" office:value-type="string">
                  <text:p text:style-name="Table_20_Contents">1</text:p>
                </table:table-cell>
                <table:table-cell table:style-name="Table19.A1" office:value-type="string">
                  <text:p text:style-name="Table_20_Contents">single char, vowel</text:p>
                </table:table-cell>
              </table:table-row>
              <table:table-row>
                <table:table-cell table:style-name="Table19.A1" office:value-type="string">
                  <text:p text:style-name="Table_20_Contents">'b'</text:p>
                </table:table-cell>
                <table:table-cell table:style-name="Table19.A1" office:value-type="string">
                  <text:p text:style-name="Table_20_Contents">0</text:p>
                </table:table-cell>
                <table:table-cell table:style-name="Table19.A1" office:value-type="string">
                  <text:p text:style-name="Table_20_Contents">single char, non-vowel</text:p>
                </table:table-cell>
              </table:table-row>
              <table:table-row>
                <table:table-cell table:style-name="Table19.A1" office:value-type="string">
                  <text:p text:style-name="Table_20_Contents">'pfffft'</text:p>
                </table:table-cell>
                <table:table-cell table:style-name="Table19.A1" office:value-type="string">
                  <text:p text:style-name="Table_20_Contents">0</text:p>
                </table:table-cell>
                <table:table-cell table:style-name="Table19.A1" office:value-type="string">
                  <text:p text:style-name="Table_20_Contents">several chars, no vowels</text:p>
                </table:table-cell>
              </table:table-row>
              <table:table-row>
                <table:table-cell table:style-name="Table19.A1" office:value-type="string">
                  <text:p text:style-name="Table_20_Contents">'bandit'</text:p>
                </table:table-cell>
                <table:table-cell table:style-name="Table19.A1" office:value-type="string">
                  <text:p text:style-name="Table_20_Contents">2</text:p>
                </table:table-cell>
                <table:table-cell table:style-name="Table19.A1" office:value-type="string">
                  <text:p text:style-name="Table_20_Contents">several chars, some vowels</text:p>
                </table:table-cell>
              </table:table-row>
              <table:table-row>
                <table:table-cell table:style-name="Table19.A1" office:value-type="string">
                  <text:p text:style-name="Table_20_Contents">'aeioua'</text:p>
                </table:table-cell>
                <table:table-cell table:style-name="Table19.A1" office:value-type="string">
                  <text:p text:style-name="Table_20_Contents">6</text:p>
                </table:table-cell>
                <table:table-cell table:style-name="Table19.A1" office:value-type="string">
                  <text:p text:style-name="Table_20_Contents">several chars, all vowels*</text:p>
                </table:table-cell>
              </table:table-row>
            </table:table>
          </table:table-cell>
        </table:table-row>
      </table:table>
      <text:p text:style-name="Text_20_body">* we included all 5 vowels to ensure each one is properly counted. </text:p>
      <text:h text:style-name="Heading_20_2" text:outline-level="2">Choosing tests for <text:span text:style-name="Source_20_Text">is_palindrome</text:span></text:h>
      <table:table table:name="Table20" table:style-name="Table20">
        <table:table-column table:style-name="Table20.A"/>
        <table:table-row>
          <table:table-cell table:style-name="Table20.A1" office:value-type="string">
            <text:p text:style-name="Preformatted_20_Text">def is_palindrome(s):</text:p>
            <text:p text:style-name="Preformatted_20_Text"><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noon')</text:p>
            <text:p text:style-name="Preformatted_20_Text"><text:s text:c="4"/>True</text:p>
            <text:p text:style-name="Preformatted_20_Text"><text:s text:c="4"/>&gt;&gt;&gt; is_palindrome('racecar')</text:p>
            <text:p text:style-name="Preformatted_20_Text"><text:s text:c="4"/>True</text:p>
            <text:p text:style-name="Preformatted_20_Text"><text:s text:c="4"/>&gt;&gt;&gt; is_palindrome('dented')</text:p>
            <text:p text:style-name="Preformatted_20_Text"><text:s text:c="4"/>False</text:p>
            <text:p text:style-name="P6"><text:s text:c="4"/>"""</text:p>
          </table:table-cell>
        </table:table-row>
      </table:table>
      <text:p text:style-name="Text_20_body"/>
      <text:p text:style-name="Text_20_body">Because the function returns a Boolean value, we need <text:span text:style-name="T1">at least</text:span> 2 test cases: one that returns <text:span text:style-name="Source_20_Text">True</text:span> and one that returns <text:span text:style-name="Source_20_Text">False</text:span>. In this case, we actually need quite a few more than 2 test cases. </text:p>
      <text:p text:style-name="Text_20_body">As for the previous example, we need to choose different values for the string argument that represent different categories of strings.</text:p>
      <text:h text:style-name="Heading_20_4" text:outline-level="4">Dichotomy</text:h>
      <text:p text:style-name="Text_20_body">When we developed the code for <text:span text:style-name="Source_20_Text">is_palindrome()</text:span>, we <text:span text:style-name="T4">found that whether a string was even or odd affected the code. Therefore, the tests should consider strings that have even and odd lengths.</text:span> For this example, we'll consider strings that have these lengths: </text:p>
      <text:list xml:id="list4532472328628686087" text:style-name="L13">
        <text:list-item>
          <text:p text:style-name="P35">0 and 1 (which are both considered palindromes) </text:p>
        </text:list-item>
        <text:list-item>
          <text:p text:style-name="P35">2 (smallest possible non-empty even length palindrome, smallest possible non-palindrome) </text:p>
        </text:list-item>
        <text:list-item>
          <text:p text:style-name="P35">3 (smallest possible multiple-character odd length palindrome) </text:p>
        </text:list-item>
        <text:list-item>
          <text:p text:style-name="P35">6 (longer, even length string) </text:p>
        </text:list-item>
        <text:list-item>
          <text:p text:style-name="P20">7 (longer, odd length string) </text:p>
        </text:list-item>
      </text:list>
      <text:p text:style-name="Text_20_body">The test cases are summarized in this table: </text:p>
      <table:table table:name="Table21" table:style-name="Table21">
        <table:table-column table:style-name="Table21.A"/>
        <table:table-row>
          <table:table-cell table:style-name="Table21.A1" office:value-type="string">
            <table:table table:name="Table22" table:style-name="Table22">
              <table:table-column table:style-name="Table22.A"/>
              <table:table-column table:style-name="Table22.B"/>
              <table:table-column table:style-name="Table22.C"/>
              <table:table-row>
                <table:table-cell table:style-name="Table22.A1" office:value-type="string">
                  <text:p text:style-name="P8">s</text:p>
                </table:table-cell>
                <table:table-cell table:style-name="Table22.A1" office:value-type="string">
                  <text:p text:style-name="P8">Expected Value</text:p>
                </table:table-cell>
                <table:table-cell table:style-name="Table22.A1" office:value-type="string">
                  <text:p text:style-name="P8">Description</text:p>
                </table:table-cell>
              </table:table-row>
              <table:table-row>
                <table:table-cell table:style-name="Table22.A1" office:value-type="string">
                  <text:p text:style-name="Table_20_Contents">''</text:p>
                </table:table-cell>
                <table:table-cell table:style-name="Table22.A1" office:value-type="string">
                  <text:p text:style-name="Table_20_Contents">True</text:p>
                </table:table-cell>
                <table:table-cell table:style-name="Table22.A1" office:value-type="string">
                  <text:p text:style-name="Table_20_Contents">empty string</text:p>
                </table:table-cell>
              </table:table-row>
              <table:table-row>
                <table:table-cell table:style-name="Table22.A1" office:value-type="string">
                  <text:p text:style-name="Table_20_Contents">'a'</text:p>
                </table:table-cell>
                <table:table-cell table:style-name="Table22.A1" office:value-type="string">
                  <text:p text:style-name="Table_20_Contents">True</text:p>
                </table:table-cell>
                <table:table-cell table:style-name="Table22.A1" office:value-type="string">
                  <text:p text:style-name="Table_20_Contents">single character</text:p>
                </table:table-cell>
              </table:table-row>
              <table:table-row>
                <table:table-cell table:style-name="Table22.A1" office:value-type="string">
                  <text:p text:style-name="Table_20_Contents">'aa'</text:p>
                </table:table-cell>
                <table:table-cell table:style-name="Table22.A1" office:value-type="string">
                  <text:p text:style-name="Table_20_Contents">True</text:p>
                </table:table-cell>
                <table:table-cell table:style-name="Table22.A1" office:value-type="string">
                  <text:p text:style-name="Table_20_Contents">2 chars, palindrome</text:p>
                </table:table-cell>
              </table:table-row>
              <table:table-row>
                <table:table-cell table:style-name="Table22.A1" office:value-type="string">
                  <text:p text:style-name="Table_20_Contents">'ab'</text:p>
                </table:table-cell>
                <table:table-cell table:style-name="Table22.A1" office:value-type="string">
                  <text:p text:style-name="Table_20_Contents">False</text:p>
                </table:table-cell>
                <table:table-cell table:style-name="Table22.A1" office:value-type="string">
                  <text:p text:style-name="Table_20_Contents">2 chars, not palindrome</text:p>
                </table:table-cell>
              </table:table-row>
              <table:table-row>
                <table:table-cell table:style-name="Table22.A1" office:value-type="string">
                  <text:p text:style-name="Table_20_Contents"><text:soft-page-break/>'aba'</text:p>
                </table:table-cell>
                <table:table-cell table:style-name="Table22.A1" office:value-type="string">
                  <text:p text:style-name="Table_20_Contents">True</text:p>
                </table:table-cell>
                <table:table-cell table:style-name="Table22.A1" office:value-type="string">
                  <text:p text:style-name="Table_20_Contents">3 chars, palindrome</text:p>
                </table:table-cell>
              </table:table-row>
              <table:table-row>
                <table:table-cell table:style-name="Table22.A1" office:value-type="string">
                  <text:p text:style-name="Table_20_Contents">'abc'</text:p>
                </table:table-cell>
                <table:table-cell table:style-name="Table22.A1" office:value-type="string">
                  <text:p text:style-name="Table_20_Contents">False</text:p>
                </table:table-cell>
                <table:table-cell table:style-name="Table22.A1" office:value-type="string">
                  <text:p text:style-name="Table_20_Contents">3 chars, not palindrome</text:p>
                </table:table-cell>
              </table:table-row>
              <table:table-row>
                <table:table-cell table:style-name="Table22.A1" office:value-type="string">
                  <text:p text:style-name="Table_20_Contents">'redder'</text:p>
                </table:table-cell>
                <table:table-cell table:style-name="Table22.A1" office:value-type="string">
                  <text:p text:style-name="Table_20_Contents">True</text:p>
                </table:table-cell>
                <table:table-cell table:style-name="Table22.A1" office:value-type="string">
                  <text:p text:style-name="Table_20_Contents">longer, even, palindrome</text:p>
                </table:table-cell>
              </table:table-row>
              <table:table-row>
                <table:table-cell table:style-name="Table22.A1" office:value-type="string">
                  <text:p text:style-name="Table_20_Contents">'renter'</text:p>
                </table:table-cell>
                <table:table-cell table:style-name="Table22.A1" office:value-type="string">
                  <text:p text:style-name="Table_20_Contents">False</text:p>
                </table:table-cell>
                <table:table-cell table:style-name="Table22.A1" office:value-type="string">
                  <text:p text:style-name="Table_20_Contents">longer, even, not palindrome</text:p>
                </table:table-cell>
              </table:table-row>
              <table:table-row>
                <table:table-cell table:style-name="Table22.A1" office:value-type="string">
                  <text:p text:style-name="Table_20_Contents">'racecar'</text:p>
                </table:table-cell>
                <table:table-cell table:style-name="Table22.A1" office:value-type="string">
                  <text:p text:style-name="Table_20_Contents">True</text:p>
                </table:table-cell>
                <table:table-cell table:style-name="Table22.A1" office:value-type="string">
                  <text:p text:style-name="Table_20_Contents">longer, odd, palindrome</text:p>
                </table:table-cell>
              </table:table-row>
              <table:table-row>
                <table:table-cell table:style-name="Table22.A1" office:value-type="string">
                  <text:p text:style-name="Table_20_Contents">'banana'</text:p>
                </table:table-cell>
                <table:table-cell table:style-name="Table22.A1" office:value-type="string">
                  <text:p text:style-name="Table_20_Contents">False</text:p>
                </table:table-cell>
                <table:table-cell table:style-name="Table22.A1" office:value-type="string">
                  <text:p text:style-name="Table_20_Contents">longer, odd, not palindrome</text:p>
                </table:table-cell>
              </table:table-row>
            </table:table>
          </table:table-cell>
        </table:table-row>
      </table:table>
      <text:h text:style-name="Heading_20_2" text:outline-level="2">General Tips</text:h>
      <text:p text:style-name="Text_20_body">When choosing test cases, consider the following factors: </text:p>
      <text:list xml:id="list4778629754471196386" text:style-name="L14">
        <text:list-item>
          <text:p text:style-name="P36"><text:span text:style-name="T2">Size</text:span><text:line-break/>For collections (<text:span text:style-name="Source_20_Text">strings, lists, tuples, dictionaries</text:span>) test with: </text:p>
          <text:list>
            <text:list-item>
              <text:p text:style-name="P36">empty collection </text:p>
            </text:list-item>
            <text:list-item>
              <text:p text:style-name="P36">a collection with 1 item </text:p>
            </text:list-item>
            <text:list-item>
              <text:p text:style-name="P36">smallest interesting case </text:p>
            </text:list-item>
            <text:list-item>
              <text:p text:style-name="P36">collection with several items </text:p>
            </text:list-item>
          </text:list>
        </text:list-item>
        <text:list-item>
          <text:p text:style-name="P36"><text:span text:style-name="T2">Dichotomies</text:span><text:line-break/>Consider your situation:<text:line-break/><text:line-break/>For example: </text:p>
          <text:list>
            <text:list-item>
              <text:p text:style-name="P36">vowels/non-vowels </text:p>
            </text:list-item>
            <text:list-item>
              <text:p text:style-name="P36">even/odd </text:p>
            </text:list-item>
            <text:list-item>
              <text:p text:style-name="P36">positive/negative </text:p>
            </text:list-item>
            <text:list-item>
              <text:p text:style-name="P36">empty/full </text:p>
            </text:list-item>
            <text:list-item>
              <text:p text:style-name="P36">etc. </text:p>
            </text:list-item>
          </text:list>
        </text:list-item>
        <text:list-item>
          <text:p text:style-name="P36"><text:span text:style-name="T2">Boundaries</text:span><text:line-break/>If a function behaves differently for a value near a particular threshold (e.g.,. for an <text:span text:style-name="Source_20_Text">if</text:span> statement checking when a value is 3; 3 is a threshold), test at the that threshold. </text:p>
        </text:list-item>
        <text:list-item>
          <text:p text:style-name="P21"><text:span text:style-name="T2">Order</text:span><text:line-break/>If a function behaves differently when the values are in a different order, identify and test each of those orders. </text:p>
        </text:list-item>
      </text:list>
      <text:p text:style-name="Text_20_body">There is <text:span text:style-name="T4">often overlap between the categories, so one test case may fall into more than 1 category.</text:span></text:p>
      <text:p text:style-name="P1"><draw:frame draw:style-name="fr4" draw:name="graphics16" text:anchor-type="paragraph" svg:width="17cm" svg:height="9.754cm" draw:z-index="14"><draw:image xlink:href="Pictures/2000000700005ADA00002B4F4295664A.svm" xlink:type="simple" xlink:show="embed" xlink:actuate="onLoad"/></draw:frame><draw:frame draw:style-name="fr1" draw:name="graphics17" text:anchor-type="paragraph" svg:x="-0.988cm" svg:y="9.802cm" svg:width="18.606cm" svg:height="2.648cm" draw:z-index="15"><draw:image xlink:href="Pictures/2000000700005C32000005E53B4D8F57.svm" xlink:type="simple" xlink:show="embed" xlink:actuate="onLoad"/></draw:frame><text:soft-page-break/></text:p>
      <text:h text:style-name="Heading_20_1" text:outline-level="1">Testing Functions that Mutate Values</text:h>
      <text:p text:style-name="Text_20_body">In this lecture, we'll explore how to test functions that mutate objects. <text:line-break/>We'll start with a <text:span text:style-name="Source_20_Text">doctest</text:span> example, and then translate it to <text:span text:style-name="Source_20_Text">unittest</text:span>. </text:p>
      <text:p text:style-name="Text_20_body">The problem: given two lists, remove the items from the first list that appear in the second list.<text:line-break/>The algorithm: for each item in the second list, if that item appears in the first list, remove it.<text:line-break/>Here is the implementation: </text:p>
      <table:table table:name="Table23" table:style-name="Table23">
        <table:table-column table:style-name="Table23.A"/>
        <table:table-row>
          <table:table-cell table:style-name="Table23.A1" office:value-type="string">
            <text:p text:style-name="Preformatted_20_Text">def remove_shared(L1, L2):</text:p>
            <text:p text:style-name="Preformatted_20_Text"><text:s text:c="4"/>""" (list, list) -&gt; NoneType</text:p>
            <text:p text:style-name="Preformatted_20_Text"/>
            <text:p text:style-name="Preformatted_20_Text"><text:s text:c="4"/>Remove items from L1 that are in both L1 and L2.</text:p>
            <text:p text:style-name="Preformatted_20_Text"/>
            <text:p text:style-name="Preformatted_20_Text"><text:s text:c="4"/>&gt;&gt;&gt; list_1 = [1, 2, 3, 4, 5, 6]</text:p>
            <text:p text:style-name="Preformatted_20_Text"><text:s text:c="4"/>&gt;&gt;&gt; list_2 = [2, 4, 5, 7]</text:p>
            <text:p text:style-name="Preformatted_20_Text"><text:s text:c="4"/>&gt;&gt;&gt; remove_shared(list_1, list_2)</text:p>
            <text:p text:style-name="Preformatted_20_Text"><text:s text:c="4"/>&gt;&gt;&gt; list_1</text:p>
            <text:p text:style-name="Preformatted_20_Text"><text:s text:c="4"/>[1, 3, 6]</text:p>
            <text:p text:style-name="Preformatted_20_Text"><text:s text:c="4"/>&gt;&gt;&gt; list_2</text:p>
            <text:p text:style-name="Preformatted_20_Text"><text:s text:c="4"/>[2, 4, 5, 7]</text:p>
            <text:p text:style-name="Preformatted_20_Text"><text:s text:c="8"/>"""</text:p>
            <text:p text:style-name="Preformatted_20_Text"/>
            <text:p text:style-name="Preformatted_20_Text"><text:s text:c="4"/>for v in L2: <text:s text:c="7"/></text:p>
            <text:p text:style-name="Preformatted_20_Text"><text:s text:c="8"/>if v in L1: <text:s text:c="12"/></text:p>
            <text:p text:style-name="P6"><text:s text:c="12"/>L1.remove(v) <text:s text:c="3"/><office:annotation><dc:creator>Unknown Author</dc:creator><dc:date>2013-04-01T11:51:39.30</dc:date><text:p text:style-name="P39"><text:span text:style-name="T5">Function has no return statement</text:span></text:p></office:annotation> <text:s text:c="11"/></text:p>
          </table:table-cell>
        </table:table-row>
      </table:table>
      <text:h text:style-name="Heading_20_2" text:outline-level="2"><text:soft-page-break/><text:span text:style-name="Source_20_Text">doctest</text:span></text:h>
      <text:p text:style-name="Text_20_body">In the <text:span text:style-name="Source_20_Text">doctest</text:span>, we create two lists that variables <text:span text:style-name="Source_20_Text">list_1</text:span> and <text:span text:style-name="Source_20_Text">list_2</text:span> refer to. Now we call <text:span text:style-name="Source_20_Text">remove_shared(list1, list2)</text:span>. </text:p>
      <text:p text:style-name="Text_20_body">The function has no return statement; it produces <text:span text:style-name="Source_20_Text">None</text:span>. This means that when we call the function there is no useful return value to examine in our test. <text:span text:style-name="T4">Instead, we examine </text:span><text:span text:style-name="Source_20_Text"><text:span text:style-name="T4">list_1</text:span></text:span><text:span text:style-name="T4"> and then </text:span><text:span text:style-name="Source_20_Text"><text:span text:style-name="T4">list_2</text:span></text:span><text:span text:style-name="T4"> to make sure that the list that </text:span><text:span text:style-name="Source_20_Text"><text:span text:style-name="T4">list_1</text:span></text:span><text:span text:style-name="T4"> refers to has been mutated properly, and that the list that </text:span><text:span text:style-name="Source_20_Text"><text:span text:style-name="T4">list_2</text:span></text:span><text:span text:style-name="T4"> refers to has not been mutated.</text:span> </text:p>
      <text:p text:style-name="P1">For thorough testing, it's important to verify that any mutable objects passed to a function are not mutated, unless the function description specifies that they should be.</text:p>
      <text:h text:style-name="Heading_20_2" text:outline-level="2"><text:span text:style-name="Source_20_Text">unittest</text:span> version</text:h>
      <text:p text:style-name="Text_20_body">Each <text:span text:style-name="Source_20_Text">unittest</text:span> starts by importing: </text:p>
      <text:list xml:id="list6916645819073650008" text:style-name="L15">
        <text:list-item>
          <text:p text:style-name="P37"><text:span text:style-name="Source_20_Text">unittest</text:span>, and </text:p>
        </text:list-item>
        <text:list-item>
          <text:p text:style-name="P22">the module containing the function to be tested. </text:p>
        </text:list-item>
      </text:list>
      <text:p text:style-name="Text_20_body">We need to: </text:p>
      <text:list xml:id="list6598117437498319793" text:style-name="L16">
        <text:list-item>
          <text:p text:style-name="P38">create a subclass based on <text:span text:style-name="Source_20_Text">unittest.TestCase</text:span> and name it based on the function we're testing, </text:p>
        </text:list-item>
        <text:list-item>
          <text:p text:style-name="P38">add a brief <text:span text:style-name="Source_20_Text">docstring</text:span> describing the test case, and </text:p>
        </text:list-item>
        <text:list-item>
          <text:p text:style-name="P23">name every <text:span text:style-name="Source_20_Text">unittest</text:span> test method with a name starting with "test". </text:p>
        </text:list-item>
      </text:list>
      <text:p text:style-name="Text_20_body"><draw:frame draw:style-name="fr1" draw:name="graphics18" text:anchor-type="paragraph" svg:x="-0.046cm" svg:y="0cm" svg:width="11.853cm" svg:height="3.177cm" draw:z-index="16"><draw:image xlink:href="Pictures/2000000700002E4E00000C689B4B1802.svm" xlink:type="simple" xlink:show="embed" xlink:actuate="onLoad"/></draw:frame></text:p>
      <text:p text:style-name="Text_20_body">Because our test involves two lists where there are some shared items and some non-shared items, we'll choose <text:span text:style-name="Source_20_Text">test_general_case</text:span> for our name. <text:span text:style-name="T4">The </text:span><text:span text:style-name="Source_20_Text"><text:span text:style-name="T4">docstring</text:span></text:span><text:span text:style-name="T4"> should describe the test. Remember that if the test fails then this </text:span><text:span text:style-name="Source_20_Text"><text:span text:style-name="T4">docstring</text:span></text:span><text:span text:style-name="T4"> is part of the report, so try to make it clear and helpful.</text:span></text:p>
      <text:p text:style-name="Text_20_body"><draw:frame draw:style-name="fr1" draw:name="graphics19" text:anchor-type="paragraph" svg:x="0.019cm" svg:y="-0.159cm" svg:width="11.934cm" svg:height="4.447cm" draw:z-index="17"><draw:image xlink:href="Pictures/2000000700002E9E0000115E125E89FE.svm" xlink:type="simple" xlink:show="embed" xlink:actuate="onLoad"/></draw:frame>We can start creating variables that refer to the lists that will be used as arguments: </text:p>
      <table:table table:name="Table24" table:style-name="Table24">
        <table:table-column table:style-name="Table24.A"/>
        <table:table-row>
          <table:table-cell table:style-name="Table24.A1" office:value-type="string">
            <text:p text:style-name="Table_20_Contents"><text:span text:style-name="Source_20_Text">list_1 = [1, 2, 3, 4, 5, 6]<text:line-break/>list_2 = [2, 4, 5, 7] </text:span></text:p>
          </table:table-cell>
        </table:table-row>
      </table:table>
      <text:p text:style-name="P2"><text:line-break/>We specify what we expect the two variables to refer to after the function call has executed: </text:p>
      <table:table table:name="Table25" table:style-name="Table25">
        <table:table-column table:style-name="Table25.A"/>
        <text:soft-page-break/>
        <table:table-row>
          <table:table-cell table:style-name="Table25.A1" office:value-type="string">
            <text:p text:style-name="Table_20_Contents"><text:span text:style-name="Source_20_Text">list_1_expected = [1, 3, 6]<text:line-break/>list_2_expected = [2, 4, 5, 7] </text:span></text:p>
          </table:table-cell>
        </table:table-row>
      </table:table>
      <text:p text:style-name="P2"><text:line-break/>We call the function: </text:p>
      <table:table table:name="Table26" table:style-name="Table26">
        <table:table-column table:style-name="Table26.A"/>
        <table:table-row>
          <table:table-cell table:style-name="Table26.A1" office:value-type="string">
            <text:p text:style-name="Table_20_Contents"><text:span text:style-name="Source_20_Text">duplicates.remove_shared(list_1, list_2) </text:span></text:p>
          </table:table-cell>
        </table:table-row>
      </table:table>
      <text:p text:style-name="P2"><text:line-break/>Finally, we assert that the lists refer to the values we expect: </text:p>
      <table:table table:name="Table27" table:style-name="Table27">
        <table:table-column table:style-name="Table27.A"/>
        <table:table-row>
          <table:table-cell table:style-name="Table27.A1" office:value-type="string">
            <text:p text:style-name="Table_20_Contents"><text:span text:style-name="Source_20_Text">self.assertEqual(list_1, list_1_expected)<text:line-break/>self.assertEqual(list_2, list_2_expected) </text:span></text:p>
          </table:table-cell>
        </table:table-row>
      </table:table>
      <text:p text:style-name="P2"><text:line-break/>The full code appears as follows: </text:p>
      <table:table table:name="Table28" table:style-name="Table28">
        <table:table-column table:style-name="Table28.A"/>
        <table:table-row>
          <table:table-cell table:style-name="Table28.A1" office:value-type="string">
            <text:p text:style-name="Preformatted_20_Text">import unittest</text:p>
            <text:p text:style-name="Preformatted_20_Text">import duplicates</text:p>
            <text:p text:style-name="Preformatted_20_Text"/>
            <text:p text:style-name="Preformatted_20_Text">class TestRemoveShared(unittest.TestCase):</text:p>
            <text:p text:style-name="Preformatted_20_Text"><text:s text:c="4"/>"""Tests for function duplicates.remove_shared."""</text:p>
            <text:p text:style-name="Preformatted_20_Text"/>
            <text:p text:style-name="Preformatted_20_Text"><text:s text:c="4"/>def test_general_case(self):</text:p>
            <text:p text:style-name="Preformatted_20_Text"><text:s text:c="8"/>"""</text:p>
            <text:p text:style-name="Preformatted_20_Text"><text:s text:c="8"/>Test remove_shared where there are items that</text:p>
            <text:p text:style-name="Preformatted_20_Text"><text:s text:c="8"/>appear in both lists, and items that appear in</text:p>
            <text:p text:style-name="Preformatted_20_Text"><text:s text:c="8"/>only one or the other list.</text:p>
            <text:p text:style-name="Preformatted_20_Text"><text:s text:c="8"/>"""</text:p>
            <text:p text:style-name="Preformatted_20_Text"><text:s text:c="8"/></text:p>
            <text:p text:style-name="Preformatted_20_Text"><text:s text:c="8"/>list_1 = [1, 2, 3, 4, 5, 6]</text:p>
            <text:p text:style-name="Preformatted_20_Text"><text:s text:c="8"/>list_2 = [2, 4, 5, 7]</text:p>
            <text:p text:style-name="Preformatted_20_Text"><text:s text:c="8"/>list_1_expected = [1, 3, 6]</text:p>
            <text:p text:style-name="Preformatted_20_Text"><text:s text:c="8"/>list_2_expected = [2, 4, 5, 7]</text:p>
            <text:p text:style-name="Preformatted_20_Text"/>
            <text:p text:style-name="Preformatted_20_Text"><text:s text:c="8"/>duplicates.remove_shared(list_1, list_2)</text:p>
            <text:p text:style-name="Preformatted_20_Text"/>
            <text:p text:style-name="Preformatted_20_Text"><text:s text:c="8"/>self.assertEqual(list_1, list_1_expected)</text:p>
            <text:p text:style-name="Preformatted_20_Text"><text:s text:c="8"/>self.assertEqual(list_2, list_2_expected)</text:p>
            <text:p text:style-name="Preformatted_20_Text"><text:s text:c="8"/></text:p>
            <text:p text:style-name="Preformatted_20_Text">if __name__ == '__main__':</text:p>
            <text:p text:style-name="P6"><text:s text:c="4"/>unittest.main(exit=False)</text:p>
          </table:table-cell>
        </table:table-row>
      </table:table>
      <text:p text:style-name="Text_20_body"/>
      <text:p text:style-name="Text_20_body">This test class contains only one method<office:annotation><dc:creator>Unknown Author</dc:creator><dc:date>2013-04-01T11:57:04.32</dc:date><text:p text:style-name="P39"><text:span text:style-name="T5">i.e., it only tests one set of test cases</text:span></text:p></office:annotation> (the one from the docstring). To thouroghly test <text:span text:style-name="Source_20_Text">remove_shared</text:span>, you would need to choose a set of test cases and write one method for each 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1T09:40:32.90</meta:creation-date>
    <meta:generator>OpenOffice.org/3.4$Win32 OpenOffice.org_project/340m1$Build-9590</meta:generator>
    <dc:date>2013-04-04T14:50:51.33</dc:date>
    <meta:editing-duration>PT4H43M11S</meta:editing-duration>
    <meta:editing-cycles>54</meta:editing-cycles>
    <meta:document-statistic meta:table-count="27" meta:image-count="19" meta:object-count="0" meta:page-count="20" meta:paragraph-count="523" meta:word-count="3874" meta:character-count="25194"/>
  </office:meta>
</office:document-meta>
</file>